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09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1.8543in"/>
    </style:style>
    <style:style style:name="co4" style:family="table-column">
      <style:table-column-properties fo:break-before="auto" style:column-width="1.25in"/>
    </style:style>
    <style:style style:name="ro1" style:family="table-row">
      <style:table-row-properties style:row-height="0.1945in" fo:break-before="auto" style:use-optimal-row-height="false"/>
    </style:style>
    <style:style style:name="ro2" style:family="table-row">
      <style:table-row-properties style:row-height="0.4028in" fo:break-before="auto" style:use-optimal-row-height="fals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mp0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wrap-option="wrap" style:vertical-align="bottom"/>
    </style:style>
    <style:style style:name="ce3" style:family="table-cell" style:parent-style-name="Default">
      <style:table-cell-properties fo:wrap-option="wrap" style:vertical-align="bottom"/>
    </style:style>
    <style:style style:name="ce4" style:family="table-cell" style:parent-style-name="Default" style:data-style-name="N4">
      <style:table-cell-properties fo:wrap-option="wrap" style:vertical-align="bottom"/>
    </style:style>
    <style:style style:name="gr1" style:family="graphic">
      <style:graphic-properties draw:ole-draw-aspect="1"/>
    </style:style>
  </office:automatic-styles>
  <office:body>
    <office:spreadsheet>
      <table:table table:name="Raw data" table:style-name="ta1">
        <table:shapes>
          <draw:frame draw:z-index="0" draw:style-name="gr1" svg:width="13.1579in" svg:height="7.8059in" svg:x="0in" svg:y="0.0213in">
            <draw:object draw:notify-on-update-of-ranges="'Raw data'.I1:'Raw data'.I1 'Raw data'.I2:'Raw data'.I41 'Raw data'.J1:'Raw data'.J1 'Raw data'.J2:'Raw data'.J41 'Raw data'.K1:'Raw data'.K1 'Raw data'.K2:'Raw data'.K41 'Raw data'.L1:'Raw data'.L1 'Raw data'.L2:'Raw data'.L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8"/>
          <table:table-cell table:style-name="ce3" office:value-type="string">
            <text:p>Threads Python 3</text:p>
          </table:table-cell>
          <table:table-cell table:style-name="ce3" office:value-type="string">
            <text:p>Threads Python 2</text:p>
          </table:table-cell>
          <table:table-cell table:style-name="ce3" office:value-type="string">
            <text:p>Multiprocessing Python 2</text:p>
          </table:table-cell>
          <table:table-cell table:style-name="ce3" office:value-type="string">
            <text:p>gevent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08.450657129288">
            <text:p>608.4506571293</text:p>
          </table:table-cell>
          <table:table-cell table:style-name="ce3" office:value-type="float" office:value="604.087354898453">
            <text:p>604.0873548985</text:p>
          </table:table-cell>
          <table:table-cell table:style-name="ce3" office:value-type="float" office:value="607.956664800644">
            <text:p>607.9566648006</text:p>
          </table:table-cell>
          <table:table-cell table:style-name="ce3" office:value-type="float" office:value="626.749775886536">
            <text:p>626.7497758865</text:p>
          </table:table-cell>
          <table:table-cell table:style-name="ce3" office:value-type="float" office:value="589.173551082611">
            <text:p>589.1735510826</text:p>
          </table:table-cell>
          <table:table-cell table:style-name="ce4" table:formula="of:=((SUM([.D2:.H2])-MIN([.D2:.H2]))-MAX([.D2:.H2]))/3" office:value-type="float" office:value="606.831558942795">
            <text:p>606.83</text:p>
          </table:table-cell>
          <table:table-cell table:style-name="ce4" table:formula="of:=((SUM([.E2:.I2])-MIN([.E2:.I2]))-MAX([.E2:.I2]))/3" office:value-type="float" office:value="606.291859547297">
            <text:p>606.29</text:p>
          </table:table-cell>
          <table:table-cell table:style-name="ce4" table:formula="of:=((SUM([.F2:.J2])-MIN([.F2:.J2]))-MAX([.F2:.J2]))/3" office:value-type="float" office:value="607.026694430245">
            <text:p>607.03</text:p>
          </table:table-cell>
          <table:table-cell table:style-name="ce4" table:formula="of:=((SUM([.G2:.K2])-MIN([.G2:.K2]))-MAX([.G2:.K2]))/3" office:value-type="float" office:value="606.716704306779">
            <text:p>606.72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6.759264945984">
            <text:p>286.759264946</text:p>
          </table:table-cell>
          <table:table-cell table:style-name="ce3" office:value-type="float" office:value="304.840850114822">
            <text:p>304.8408501148</text:p>
          </table:table-cell>
          <table:table-cell table:style-name="ce3" office:value-type="float" office:value="286.072266817093">
            <text:p>286.0722668171</text:p>
          </table:table-cell>
          <table:table-cell table:style-name="ce3" office:value-type="float" office:value="298.812464952469">
            <text:p>298.8124649525</text:p>
          </table:table-cell>
          <table:table-cell table:style-name="ce3" office:value-type="float" office:value="379.68260884285">
            <text:p>379.6826088429</text:p>
          </table:table-cell>
          <table:table-cell table:style-name="ce4" table:formula="of:=((SUM([.D3:.H3])-MIN([.D3:.H3]))-MAX([.D3:.H3]))/3" office:value-type="float" office:value="296.804193337758">
            <text:p>296.80</text:p>
          </table:table-cell>
          <table:table-cell table:style-name="ce4" table:formula="of:=((SUM([.E3:.I3])-MIN([.E3:.I3]))-MAX([.E3:.I3]))/3" office:value-type="float" office:value="300.152502801683">
            <text:p>300.15</text:p>
          </table:table-cell>
          <table:table-cell table:style-name="ce4" table:formula="of:=((SUM([.F3:.J3])-MIN([.F3:.J3]))-MAX([.F3:.J3]))/3" office:value-type="float" office:value="298.58972036397">
            <text:p>298.59</text:p>
          </table:table-cell>
          <table:table-cell table:style-name="ce4" table:formula="of:=((SUM([.G3:.K3])-MIN([.G3:.K3]))-MAX([.G3:.K3]))/3" office:value-type="float" office:value="299.184896039374">
            <text:p>299.18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80.789566040039">
            <text:p>380.78956604</text:p>
          </table:table-cell>
          <table:table-cell table:style-name="ce3" office:value-type="float" office:value="199.225847005844">
            <text:p>199.2258470058</text:p>
          </table:table-cell>
          <table:table-cell table:style-name="ce3" office:value-type="float" office:value="199.489989995956">
            <text:p>199.489989996</text:p>
          </table:table-cell>
          <table:table-cell table:style-name="ce3" office:value-type="float" office:value="208.751480102539">
            <text:p>208.7514801025</text:p>
          </table:table-cell>
          <table:table-cell table:style-name="ce3" office:value-type="float" office:value="209.092706918716">
            <text:p>209.0927069187</text:p>
          </table:table-cell>
          <table:table-cell table:style-name="ce4" table:formula="of:=((SUM([.D4:.H4])-MIN([.D4:.H4]))-MAX([.D4:.H4]))/3" office:value-type="float" office:value="205.778059005737">
            <text:p>205.78</text:p>
          </table:table-cell>
          <table:table-cell table:style-name="ce4" table:formula="of:=((SUM([.E4:.I4])-MIN([.E4:.I4]))-MAX([.E4:.I4]))/3" office:value-type="float" office:value="204.673176368077">
            <text:p>204.67</text:p>
          </table:table-cell>
          <table:table-cell table:style-name="ce4" table:formula="of:=((SUM([.F4:.J4])-MIN([.F4:.J4]))-MAX([.F4:.J4]))/3" office:value-type="float" office:value="206.400905158784">
            <text:p>206.40</text:p>
          </table:table-cell>
          <table:table-cell table:style-name="ce4" table:formula="of:=((SUM([.G4:.K4])-MIN([.G4:.K4]))-MAX([.G4:.K4]))/3" office:value-type="float" office:value="206.976814755687">
            <text:p>206.98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54.081019163132">
            <text:p>154.0810191631</text:p>
          </table:table-cell>
          <table:table-cell table:style-name="ce3" office:value-type="float" office:value="148.938894987106">
            <text:p>148.9388949871</text:p>
          </table:table-cell>
          <table:table-cell table:style-name="ce3" office:value-type="float" office:value="155.250433921814">
            <text:p>155.2504339218</text:p>
          </table:table-cell>
          <table:table-cell table:style-name="ce3" office:value-type="float" office:value="146.798787117004">
            <text:p>146.798787117</text:p>
          </table:table-cell>
          <table:table-cell table:style-name="ce3" office:value-type="float" office:value="147.468985080719">
            <text:p>147.4689850807</text:p>
          </table:table-cell>
          <table:table-cell table:style-name="ce4" table:formula="of:=((SUM([.D5:.H5])-MIN([.D5:.H5]))-MAX([.D5:.H5]))/3" office:value-type="float" office:value="150.162966410319">
            <text:p>150.16</text:p>
          </table:table-cell>
          <table:table-cell table:style-name="ce4" table:formula="of:=((SUM([.E5:.I5])-MIN([.E5:.I5]))-MAX([.E5:.I5]))/3" office:value-type="float" office:value="148.856948826048">
            <text:p>148.86</text:p>
          </table:table-cell>
          <table:table-cell table:style-name="ce4" table:formula="of:=((SUM([.F5:.J5])-MIN([.F5:.J5]))-MAX([.F5:.J5]))/3" office:value-type="float" office:value="148.829633439029">
            <text:p>148.83</text:p>
          </table:table-cell>
          <table:table-cell table:style-name="ce4" table:formula="of:=((SUM([.G5:.K5])-MIN([.G5:.K5]))-MAX([.G5:.K5]))/3" office:value-type="float" office:value="148.385189115265">
            <text:p>148.39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26.170918941498">
            <text:p>126.1709189415</text:p>
          </table:table-cell>
          <table:table-cell table:style-name="ce3" office:value-type="float" office:value="193.034934997559">
            <text:p>193.0349349976</text:p>
          </table:table-cell>
          <table:table-cell table:style-name="ce3" office:value-type="float" office:value="126.805973052979">
            <text:p>126.805973053</text:p>
          </table:table-cell>
          <table:table-cell table:style-name="ce3" office:value-type="float" office:value="125.386483192444">
            <text:p>125.3864831924</text:p>
          </table:table-cell>
          <table:table-cell table:style-name="ce3" office:value-type="float" office:value="124.783687114716">
            <text:p>124.7836871147</text:p>
          </table:table-cell>
          <table:table-cell table:style-name="ce4" table:formula="of:=((SUM([.D6:.H6])-MIN([.D6:.H6]))-MAX([.D6:.H6]))/3" office:value-type="float" office:value="126.121125062307">
            <text:p>126.12</text:p>
          </table:table-cell>
          <table:table-cell table:style-name="ce4" table:formula="of:=((SUM([.E6:.I6])-MIN([.E6:.I6]))-MAX([.E6:.I6]))/3" office:value-type="float" office:value="126.104527102577">
            <text:p>126.10</text:p>
          </table:table-cell>
          <table:table-cell table:style-name="ce4" table:formula="of:=((SUM([.F6:.J6])-MIN([.F6:.J6]))-MAX([.F6:.J6]))/3" office:value-type="float" office:value="125.870711785776">
            <text:p>125.87</text:p>
          </table:table-cell>
          <table:table-cell table:style-name="ce4" table:formula="of:=((SUM([.G6:.K6])-MIN([.G6:.K6]))-MAX([.G6:.K6]))/3" office:value-type="float" office:value="125.787240693599">
            <text:p>125.79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9.466834068298">
            <text:p>109.4668340683</text:p>
          </table:table-cell>
          <table:table-cell table:style-name="ce3" office:value-type="float" office:value="111.164916992188">
            <text:p>111.1649169922</text:p>
          </table:table-cell>
          <table:table-cell table:style-name="ce3" office:value-type="float" office:value="112.865020990372">
            <text:p>112.8650209904</text:p>
          </table:table-cell>
          <table:table-cell table:style-name="ce3" office:value-type="float" office:value="114.566122055054">
            <text:p>114.5661220551</text:p>
          </table:table-cell>
          <table:table-cell table:style-name="ce3" office:value-type="float" office:value="116.0727891922">
            <text:p>116.0727891922</text:p>
          </table:table-cell>
          <table:table-cell table:style-name="ce4" table:formula="of:=((SUM([.D7:.H7])-MIN([.D7:.H7]))-MAX([.D7:.H7]))/3" office:value-type="float" office:value="112.865353345871">
            <text:p>112.87</text:p>
          </table:table-cell>
          <table:table-cell table:style-name="ce4" table:formula="of:=((SUM([.E7:.I7])-MIN([.E7:.I7]))-MAX([.E7:.I7]))/3" office:value-type="float" office:value="113.432165463766">
            <text:p>113.43</text:p>
          </table:table-cell>
          <table:table-cell table:style-name="ce4" table:formula="of:=((SUM([.F7:.J7])-MIN([.F7:.J7]))-MAX([.F7:.J7]))/3" office:value-type="float" office:value="113.621213621564">
            <text:p>113.62</text:p>
          </table:table-cell>
          <table:table-cell table:style-name="ce4" table:formula="of:=((SUM([.G7:.K7])-MIN([.G7:.K7]))-MAX([.G7:.K7]))/3" office:value-type="float" office:value="113.873167046794">
            <text:p>113.8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1.643239021301">
            <text:p>101.6432390213</text:p>
          </table:table-cell>
          <table:table-cell table:style-name="ce3" office:value-type="float" office:value="93.5291848182678">
            <text:p>93.5291848183</text:p>
          </table:table-cell>
          <table:table-cell table:style-name="ce3" office:value-type="float" office:value="102.573879003525">
            <text:p>102.5738790035</text:p>
          </table:table-cell>
          <table:table-cell table:style-name="ce3" office:value-type="float" office:value="99.5712671279907">
            <text:p>99.571267128</text:p>
          </table:table-cell>
          <table:table-cell table:style-name="ce3" office:value-type="float" office:value="106.543939113617">
            <text:p>106.5439391136</text:p>
          </table:table-cell>
          <table:table-cell table:style-name="ce4" table:formula="of:=((SUM([.D8:.H8])-MIN([.D8:.H8]))-MAX([.D8:.H8]))/3" office:value-type="float" office:value="101.262795050939">
            <text:p>101.26</text:p>
          </table:table-cell>
          <table:table-cell table:style-name="ce4" table:formula="of:=((SUM([.E8:.I8])-MIN([.E8:.I8]))-MAX([.E8:.I8]))/3" office:value-type="float" office:value="101.135980394152">
            <text:p>101.14</text:p>
          </table:table-cell>
          <table:table-cell table:style-name="ce4" table:formula="of:=((SUM([.F8:.J8])-MIN([.F8:.J8]))-MAX([.F8:.J8]))/3" office:value-type="float" office:value="101.657551482872">
            <text:p>101.66</text:p>
          </table:table-cell>
          <table:table-cell table:style-name="ce4" table:formula="of:=((SUM([.G8:.K8])-MIN([.G8:.K8]))-MAX([.G8:.K8]))/3" office:value-type="float" office:value="101.352108975987">
            <text:p>101.3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0.941190958023">
            <text:p>100.941190958</text:p>
          </table:table-cell>
          <table:table-cell table:style-name="ce3" office:value-type="float" office:value="104.04073381424">
            <text:p>104.0407338142</text:p>
          </table:table-cell>
          <table:table-cell table:style-name="ce3" office:value-type="float" office:value="95.2904059886932">
            <text:p>95.2904059887</text:p>
          </table:table-cell>
          <table:table-cell table:style-name="ce3" office:value-type="float" office:value="93.6959848403931">
            <text:p>93.6959848404</text:p>
          </table:table-cell>
          <table:table-cell table:style-name="ce3" office:value-type="float" office:value="92.955680847168">
            <text:p>92.9556808472</text:p>
          </table:table-cell>
          <table:table-cell table:style-name="ce4" table:formula="of:=((SUM([.D9:.H9])-MIN([.D9:.H9]))-MAX([.D9:.H9]))/3" office:value-type="float" office:value="96.6425272623697">
            <text:p>96.64</text:p>
          </table:table-cell>
          <table:table-cell table:style-name="ce4" table:formula="of:=((SUM([.E9:.I9])-MIN([.E9:.I9]))-MAX([.E9:.I9]))/3" office:value-type="float" office:value="95.2096393638187">
            <text:p>95.21</text:p>
          </table:table-cell>
          <table:table-cell table:style-name="ce4" table:formula="of:=((SUM([.F9:.J9])-MIN([.F9:.J9]))-MAX([.F9:.J9]))/3" office:value-type="float" office:value="94.7320100643016">
            <text:p>94.73</text:p>
          </table:table-cell>
          <table:table-cell table:style-name="ce4" table:formula="of:=((SUM([.G9:.K9])-MIN([.G9:.K9]))-MAX([.G9:.K9]))/3" office:value-type="float" office:value="94.5458780895045">
            <text:p>94.5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2.4974749088287">
            <text:p>82.4974749088</text:p>
          </table:table-cell>
          <table:table-cell table:style-name="ce3" office:value-type="float" office:value="80.9292719364166">
            <text:p>80.9292719364</text:p>
          </table:table-cell>
          <table:table-cell table:style-name="ce3" office:value-type="float" office:value="85.0458400249481">
            <text:p>85.0458400249</text:p>
          </table:table-cell>
          <table:table-cell table:style-name="ce3" office:value-type="float" office:value="82.6848030090332">
            <text:p>82.684803009</text:p>
          </table:table-cell>
          <table:table-cell table:style-name="ce3" office:value-type="float" office:value="78.5566849708557">
            <text:p>78.5566849709</text:p>
          </table:table-cell>
          <table:table-cell table:style-name="ce4" table:formula="of:=((SUM([.D10:.H10])-MIN([.D10:.H10]))-MAX([.D10:.H10]))/3" office:value-type="float" office:value="82.0371832847595">
            <text:p>82.04</text:p>
          </table:table-cell>
          <table:table-cell table:style-name="ce4" table:formula="of:=((SUM([.E10:.I10])-MIN([.E10:.I10]))-MAX([.E10:.I10]))/3" office:value-type="float" office:value="81.8837527434031">
            <text:p>81.88</text:p>
          </table:table-cell>
          <table:table-cell/>
          <table:table-cell table:style-name="ce4" table:formula="of:=((SUM([.G10:.K10])-MIN([.G10:.K10]))-MAX([.G10:.K10]))/3" office:value-type="float" office:value="54.6403120093875">
            <text:p>54.64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8.7154941558838">
            <text:p>78.7154941559</text:p>
          </table:table-cell>
          <table:table-cell table:style-name="ce3" office:value-type="float" office:value="81.5110421180725">
            <text:p>81.5110421181</text:p>
          </table:table-cell>
          <table:table-cell table:style-name="ce3" office:value-type="float" office:value="75.3566768169403">
            <text:p>75.3566768169</text:p>
          </table:table-cell>
          <table:table-cell table:style-name="ce3" office:value-type="float" office:value="79.6152920722961">
            <text:p>79.6152920723</text:p>
          </table:table-cell>
          <table:table-cell table:style-name="ce3" office:value-type="float" office:value="79.1727409362793">
            <text:p>79.1727409363</text:p>
          </table:table-cell>
          <table:table-cell table:style-name="ce4" table:formula="of:=((SUM([.D11:.H11])-MIN([.D11:.H11]))-MAX([.D11:.H11]))/3" office:value-type="float" office:value="79.1678423881531">
            <text:p>79.17</text:p>
          </table:table-cell>
          <table:table-cell table:style-name="ce4" table:formula="of:=((SUM([.E11:.I11])-MIN([.E11:.I11]))-MAX([.E11:.I11]))/3" office:value-type="float" office:value="79.3186251322428">
            <text:p>79.32</text:p>
          </table:table-cell>
          <table:table-cell/>
          <table:table-cell table:style-name="ce4" table:formula="of:=((SUM([.G11:.K11])-MIN([.G11:.K11]))-MAX([.G11:.K11]))/3" office:value-type="float" office:value="52.830455356174">
            <text:p>52.83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1.5846190452576">
            <text:p>71.5846190453</text:p>
          </table:table-cell>
          <table:table-cell table:style-name="ce3" office:value-type="float" office:value="76.9019818305969">
            <text:p>76.9019818306</text:p>
          </table:table-cell>
          <table:table-cell table:style-name="ce3" office:value-type="float" office:value="100.680640935898">
            <text:p>100.6806409359</text:p>
          </table:table-cell>
          <table:table-cell table:style-name="ce3" office:value-type="float" office:value="70.1852128505707">
            <text:p>70.1852128506</text:p>
          </table:table-cell>
          <table:table-cell table:style-name="ce3" office:value-type="float" office:value="73.0909938812256">
            <text:p>73.0909938812</text:p>
          </table:table-cell>
          <table:table-cell table:style-name="ce4" table:formula="of:=((SUM([.D12:.H12])-MIN([.D12:.H12]))-MAX([.D12:.H12]))/3" office:value-type="float" office:value="73.85919825236">
            <text:p>73.86</text:p>
          </table:table-cell>
          <table:table-cell table:style-name="ce4" table:formula="of:=((SUM([.E12:.I12])-MIN([.E12:.I12]))-MAX([.E12:.I12]))/3" office:value-type="float" office:value="74.6173913213942">
            <text:p>74.62</text:p>
          </table:table-cell>
          <table:table-cell/>
          <table:table-cell table:style-name="ce4" table:formula="of:=((SUM([.G12:.K12])-MIN([.G12:.K12]))-MAX([.G12:.K12]))/3" office:value-type="float" office:value="48.9833973778619">
            <text:p>48.98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74.7608089447022">
            <text:p>74.7608089447</text:p>
          </table:table-cell>
          <table:table-cell table:style-name="ce3" office:value-type="float" office:value="70.7541649341583">
            <text:p>70.7541649342</text:p>
          </table:table-cell>
          <table:table-cell table:style-name="ce3" office:value-type="float" office:value="75.0126349925995">
            <text:p>75.0126349926</text:p>
          </table:table-cell>
          <table:table-cell table:style-name="ce3" office:value-type="float" office:value="77.9052791595459">
            <text:p>77.9052791595</text:p>
          </table:table-cell>
          <table:table-cell table:style-name="ce3" office:value-type="float" office:value="77.8705861568451">
            <text:p>77.8705861568</text:p>
          </table:table-cell>
          <table:table-cell table:style-name="ce4" table:formula="of:=((SUM([.D13:.H13])-MIN([.D13:.H13]))-MAX([.D13:.H13]))/3" office:value-type="float" office:value="75.8813433647156">
            <text:p>75.88</text:p>
          </table:table-cell>
          <table:table-cell table:style-name="ce4" table:formula="of:=((SUM([.E13:.I13])-MIN([.E13:.I13]))-MAX([.E13:.I13]))/3" office:value-type="float" office:value="76.2548548380534">
            <text:p>76.25</text:p>
          </table:table-cell>
          <table:table-cell/>
          <table:table-cell table:style-name="ce4" table:formula="of:=((SUM([.G13:.K13])-MIN([.G13:.K13]))-MAX([.G13:.K13]))/3" office:value-type="float" office:value="51.3751469982995">
            <text:p>51.38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76.5227739810944">
            <text:p>76.5227739811</text:p>
          </table:table-cell>
          <table:table-cell table:style-name="ce3" office:value-type="float" office:value="69.7420611381531">
            <text:p>69.7420611382</text:p>
          </table:table-cell>
          <table:table-cell table:style-name="ce3" office:value-type="float" office:value="74.6436150074005">
            <text:p>74.6436150074</text:p>
          </table:table-cell>
          <table:table-cell table:style-name="ce3" office:value-type="float" office:value="74.1626889705658">
            <text:p>74.1626889706</text:p>
          </table:table-cell>
          <table:table-cell table:style-name="ce3" office:value-type="float" office:value="70.694002866745">
            <text:p>70.6940028667</text:p>
          </table:table-cell>
          <table:table-cell table:style-name="ce4" table:formula="of:=((SUM([.D14:.H14])-MIN([.D14:.H14]))-MAX([.D14:.H14]))/3" office:value-type="float" office:value="73.1667689482371">
            <text:p>73.17</text:p>
          </table:table-cell>
          <table:table-cell table:style-name="ce4" table:formula="of:=((SUM([.E14:.I14])-MIN([.E14:.I14]))-MAX([.E14:.I14]))/3" office:value-type="float" office:value="72.674486928516">
            <text:p>72.67</text:p>
          </table:table-cell>
          <table:table-cell/>
          <table:table-cell table:style-name="ce4" table:formula="of:=((SUM([.G14:.K14])-MIN([.G14:.K14]))-MAX([.G14:.K14]))/3" office:value-type="float" office:value="48.6137519589177">
            <text:p>48.6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73.6075241565704">
            <text:p>73.6075241566</text:p>
          </table:table-cell>
          <table:table-cell table:style-name="ce3" office:value-type="float" office:value="67.6302962303162">
            <text:p>67.6302962303</text:p>
          </table:table-cell>
          <table:table-cell table:style-name="ce3" office:value-type="float" office:value="71.2132158279419">
            <text:p>71.2132158279</text:p>
          </table:table-cell>
          <table:table-cell table:style-name="ce3" office:value-type="float" office:value="77.2656280994415">
            <text:p>77.2656280994</text:p>
          </table:table-cell>
          <table:table-cell table:style-name="ce3" office:value-type="float" office:value="66.2358050346374">
            <text:p>66.2358050346</text:p>
          </table:table-cell>
          <table:table-cell table:style-name="ce4" table:formula="of:=((SUM([.D15:.H15])-MIN([.D15:.H15]))-MAX([.D15:.H15]))/3" office:value-type="float" office:value="70.8170120716095">
            <text:p>70.82</text:p>
          </table:table-cell>
          <table:table-cell table:style-name="ce4" table:formula="of:=((SUM([.E15:.I15])-MIN([.E15:.I15]))-MAX([.E15:.I15]))/3" office:value-type="float" office:value="69.8868413766225">
            <text:p>69.89</text:p>
          </table:table-cell>
          <table:table-cell/>
          <table:table-cell table:style-name="ce4" table:formula="of:=((SUM([.G15:.K15])-MIN([.G15:.K15]))-MAX([.G15:.K15]))/3" office:value-type="float" office:value="46.901284482744">
            <text:p>46.90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70.0483198165894">
            <text:p>70.0483198166</text:p>
          </table:table-cell>
          <table:table-cell table:style-name="ce3" office:value-type="float" office:value="67.6594219207764">
            <text:p>67.6594219208</text:p>
          </table:table-cell>
          <table:table-cell table:style-name="ce3" office:value-type="float" office:value="69.1620428562164">
            <text:p>69.1620428562</text:p>
          </table:table-cell>
          <table:table-cell table:style-name="ce3" office:value-type="float" office:value="65.559159040451">
            <text:p>65.5591590405</text:p>
          </table:table-cell>
          <table:table-cell table:style-name="ce3" office:value-type="float" office:value="70.7771091461182">
            <text:p>70.7771091461</text:p>
          </table:table-cell>
          <table:table-cell table:style-name="ce4" table:formula="of:=((SUM([.D16:.H16])-MIN([.D16:.H16]))-MAX([.D16:.H16]))/3" office:value-type="float" office:value="68.9565948645274">
            <text:p>68.96</text:p>
          </table:table-cell>
          <table:table-cell table:style-name="ce4" table:formula="of:=((SUM([.E16:.I16])-MIN([.E16:.I16]))-MAX([.E16:.I16]))/3" office:value-type="float" office:value="68.5926865471734">
            <text:p>68.59</text:p>
          </table:table-cell>
          <table:table-cell/>
          <table:table-cell table:style-name="ce4" table:formula="of:=((SUM([.G16:.K16])-MIN([.G16:.K16]))-MAX([.G16:.K16]))/3" office:value-type="float" office:value="45.8497604705669">
            <text:p>45.8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70.2060279846191">
            <text:p>70.2060279846</text:p>
          </table:table-cell>
          <table:table-cell table:style-name="ce3" office:value-type="float" office:value="64.7364168167114">
            <text:p>64.7364168167</text:p>
          </table:table-cell>
          <table:table-cell table:style-name="ce3" office:value-type="float" office:value="69.7646989822388">
            <text:p>69.7646989822</text:p>
          </table:table-cell>
          <table:table-cell table:style-name="ce3" office:value-type="float" office:value="65.3582999706268">
            <text:p>65.3582999706</text:p>
          </table:table-cell>
          <table:table-cell table:style-name="ce3" office:value-type="float" office:value="71.793210029602">
            <text:p>71.7932100296</text:p>
          </table:table-cell>
          <table:table-cell table:style-name="ce4" table:formula="of:=((SUM([.D17:.H17])-MIN([.D17:.H17]))-MAX([.D17:.H17]))/3" office:value-type="float" office:value="68.4430089791616">
            <text:p>68.44</text:p>
          </table:table-cell>
          <table:table-cell table:style-name="ce4" table:formula="of:=((SUM([.E17:.I17])-MIN([.E17:.I17]))-MAX([.E17:.I17]))/3" office:value-type="float" office:value="67.8553359773424">
            <text:p>67.86</text:p>
          </table:table-cell>
          <table:table-cell/>
          <table:table-cell table:style-name="ce4" table:formula="of:=((SUM([.G17:.K17])-MIN([.G17:.K17]))-MAX([.G17:.K17]))/3" office:value-type="float" office:value="45.432781652168">
            <text:p>45.43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65.6811230182648">
            <text:p>65.6811230183</text:p>
          </table:table-cell>
          <table:table-cell table:style-name="ce3" office:value-type="float" office:value="73.7305879592896">
            <text:p>73.7305879593</text:p>
          </table:table-cell>
          <table:table-cell table:style-name="ce3" office:value-type="float" office:value="87.1083669662476">
            <text:p>87.1083669662</text:p>
          </table:table-cell>
          <table:table-cell table:style-name="ce3" office:value-type="float" office:value="67.188196182251">
            <text:p>67.1881961823</text:p>
          </table:table-cell>
          <table:table-cell table:style-name="ce3" office:value-type="float" office:value="75.3738980293274">
            <text:p>75.3738980293</text:p>
          </table:table-cell>
          <table:table-cell table:style-name="ce4" table:formula="of:=((SUM([.D18:.H18])-MIN([.D18:.H18]))-MAX([.D18:.H18]))/3" office:value-type="float" office:value="72.0975607236227">
            <text:p>72.10</text:p>
          </table:table-cell>
          <table:table-cell table:style-name="ce4" table:formula="of:=((SUM([.E18:.I18])-MIN([.E18:.I18]))-MAX([.E18:.I18]))/3" office:value-type="float" office:value="73.7340155707466">
            <text:p>73.73</text:p>
          </table:table-cell>
          <table:table-cell/>
          <table:table-cell table:style-name="ce4" table:formula="of:=((SUM([.G18:.K18])-MIN([.G18:.K18]))-MAX([.G18:.K18]))/3" office:value-type="float" office:value="48.6105254314564">
            <text:p>48.6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66.7870621681213">
            <text:p>66.7870621681</text:p>
          </table:table-cell>
          <table:table-cell table:style-name="ce3" office:value-type="float" office:value="73.3969330787659">
            <text:p>73.3969330788</text:p>
          </table:table-cell>
          <table:table-cell table:style-name="ce3" office:value-type="float" office:value="74.9651811122894">
            <text:p>74.9651811123</text:p>
          </table:table-cell>
          <table:table-cell table:style-name="ce3" office:value-type="float" office:value="67.3827540874481">
            <text:p>67.3827540874</text:p>
          </table:table-cell>
          <table:table-cell table:style-name="ce3" office:value-type="float" office:value="75.1601259708404">
            <text:p>75.1601259708</text:p>
          </table:table-cell>
          <table:table-cell table:style-name="ce4" table:formula="of:=((SUM([.D19:.H19])-MIN([.D19:.H19]))-MAX([.D19:.H19]))/3" office:value-type="float" office:value="71.9149560928345">
            <text:p>71.91</text:p>
          </table:table-cell>
          <table:table-cell table:style-name="ce4" table:formula="of:=((SUM([.E19:.I19])-MIN([.E19:.I19]))-MAX([.E19:.I19]))/3" office:value-type="float" office:value="73.4256900946299">
            <text:p>73.43</text:p>
          </table:table-cell>
          <table:table-cell/>
          <table:table-cell table:style-name="ce4" table:formula="of:=((SUM([.G19:.K19])-MIN([.G19:.K19]))-MAX([.G19:.K19]))/3" office:value-type="float" office:value="48.4468820624881">
            <text:p>48.4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67.2037699222565">
            <text:p>67.2037699223</text:p>
          </table:table-cell>
          <table:table-cell table:style-name="ce3" office:value-type="float" office:value="73.4418799877167">
            <text:p>73.4418799877</text:p>
          </table:table-cell>
          <table:table-cell table:style-name="ce3" office:value-type="float" office:value="74.8523941040039">
            <text:p>74.852394104</text:p>
          </table:table-cell>
          <table:table-cell table:style-name="ce3" office:value-type="float" office:value="67.9168257713318">
            <text:p>67.9168257713</text:p>
          </table:table-cell>
          <table:table-cell table:style-name="ce3" office:value-type="float" office:value="71.7437119483948">
            <text:p>71.7437119484</text:p>
          </table:table-cell>
          <table:table-cell table:style-name="ce4" table:formula="of:=((SUM([.D20:.H20])-MIN([.D20:.H20]))-MAX([.D20:.H20]))/3" office:value-type="float" office:value="71.0341392358145">
            <text:p>71.03</text:p>
          </table:table-cell>
          <table:table-cell table:style-name="ce4" table:formula="of:=((SUM([.E20:.I20])-MIN([.E20:.I20]))-MAX([.E20:.I20]))/3" office:value-type="float" office:value="72.0732437239753">
            <text:p>72.07</text:p>
          </table:table-cell>
          <table:table-cell/>
          <table:table-cell table:style-name="ce4" table:formula="of:=((SUM([.G20:.K20])-MIN([.G20:.K20]))-MAX([.G20:.K20]))/3" office:value-type="float" office:value="47.5926170614031">
            <text:p>47.59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67.3014278411865">
            <text:p>67.3014278412</text:p>
          </table:table-cell>
          <table:table-cell table:style-name="ce3" office:value-type="float" office:value="73.4071619510651">
            <text:p>73.4071619511</text:p>
          </table:table-cell>
          <table:table-cell table:style-name="ce3" office:value-type="float" office:value="74.2664158344269">
            <text:p>74.2664158344</text:p>
          </table:table-cell>
          <table:table-cell table:style-name="ce3" office:value-type="float" office:value="68.2028520107269">
            <text:p>68.2028520107</text:p>
          </table:table-cell>
          <table:table-cell table:style-name="ce3" office:value-type="float" office:value="75.4304301738739">
            <text:p>75.4304301739</text:p>
          </table:table-cell>
          <table:table-cell table:style-name="ce4" table:formula="of:=((SUM([.D21:.H21])-MIN([.D21:.H21]))-MAX([.D21:.H21]))/3" office:value-type="float" office:value="71.958809932073">
            <text:p>71.96</text:p>
          </table:table-cell>
          <table:table-cell table:style-name="ce4" table:formula="of:=((SUM([.E21:.I21])-MIN([.E21:.I21]))-MAX([.E21:.I21]))/3" office:value-type="float" office:value="73.210795905855">
            <text:p>73.21</text:p>
          </table:table-cell>
          <table:table-cell/>
          <table:table-cell table:style-name="ce4" table:formula="of:=((SUM([.G21:.K21])-MIN([.G21:.K21]))-MAX([.G21:.K21]))/3" office:value-type="float" office:value="48.3898686126426">
            <text:p>48.39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66.9300560951233">
            <text:p>66.9300560951</text:p>
          </table:table-cell>
          <table:table-cell table:style-name="ce3" office:value-type="float" office:value="73.1986739635468">
            <text:p>73.1986739635</text:p>
          </table:table-cell>
          <table:table-cell table:style-name="ce3" office:value-type="float" office:value="71.9806160926819">
            <text:p>71.9806160927</text:p>
          </table:table-cell>
          <table:table-cell table:style-name="ce3" office:value-type="float" office:value="66.4719841480255">
            <text:p>66.471984148</text:p>
          </table:table-cell>
          <table:table-cell table:style-name="ce3" office:value-type="float" office:value="72.9995892047882">
            <text:p>72.9995892048</text:p>
          </table:table-cell>
          <table:table-cell table:style-name="ce4" table:formula="of:=((SUM([.D22:.H22])-MIN([.D22:.H22]))-MAX([.D22:.H22]))/3" office:value-type="float" office:value="70.6367537975311">
            <text:p>70.64</text:p>
          </table:table-cell>
          <table:table-cell table:style-name="ce4" table:formula="of:=((SUM([.E22:.I22])-MIN([.E22:.I22]))-MAX([.E22:.I22]))/3" office:value-type="float" office:value="71.8723196983337">
            <text:p>71.87</text:p>
          </table:table-cell>
          <table:table-cell/>
          <table:table-cell table:style-name="ce4" table:formula="of:=((SUM([.G22:.K22])-MIN([.G22:.K22]))-MAX([.G22:.K22]))/3" office:value-type="float" office:value="47.5030244986216">
            <text:p>47.50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66.1450381278992">
            <text:p>66.1450381279</text:p>
          </table:table-cell>
          <table:table-cell table:style-name="ce3" office:value-type="float" office:value="73.5314929485321">
            <text:p>73.5314929485</text:p>
          </table:table-cell>
          <table:table-cell table:style-name="ce3" office:value-type="float" office:value="72.6759660243988">
            <text:p>72.6759660244</text:p>
          </table:table-cell>
          <table:table-cell table:style-name="ce3" office:value-type="float" office:value="66.9043548107147">
            <text:p>66.9043548107</text:p>
          </table:table-cell>
          <table:table-cell table:style-name="ce3" office:value-type="float" office:value="72.0544500350952">
            <text:p>72.0544500351</text:p>
          </table:table-cell>
          <table:table-cell table:style-name="ce4" table:formula="of:=((SUM([.D23:.H23])-MIN([.D23:.H23]))-MAX([.D23:.H23]))/3" office:value-type="float" office:value="70.5449236234029">
            <text:p>70.54</text:p>
          </table:table-cell>
          <table:table-cell table:style-name="ce4" table:formula="of:=((SUM([.E23:.I23])-MIN([.E23:.I23]))-MAX([.E23:.I23]))/3" office:value-type="float" office:value="71.7584465609656">
            <text:p>71.76</text:p>
          </table:table-cell>
          <table:table-cell/>
          <table:table-cell table:style-name="ce4" table:formula="of:=((SUM([.G23:.K23])-MIN([.G23:.K23]))-MAX([.G23:.K23]))/3" office:value-type="float" office:value="47.4344567281229">
            <text:p>47.43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65.0851330757141">
            <text:p>65.0851330757</text:p>
          </table:table-cell>
          <table:table-cell table:style-name="ce3" office:value-type="float" office:value="69.9856581687927">
            <text:p>69.9856581688</text:p>
          </table:table-cell>
          <table:table-cell table:style-name="ce3" office:value-type="float" office:value="66.7377910614014">
            <text:p>66.7377910614</text:p>
          </table:table-cell>
          <table:table-cell table:style-name="ce3" office:value-type="float" office:value="73.9583399295807">
            <text:p>73.9583399296</text:p>
          </table:table-cell>
          <table:table-cell table:style-name="ce3" office:value-type="float" office:value="73.850250005722">
            <text:p>73.8502500057</text:p>
          </table:table-cell>
          <table:table-cell table:style-name="ce4" table:formula="of:=((SUM([.D24:.H24])-MIN([.D24:.H24]))-MAX([.D24:.H24]))/3" office:value-type="float" office:value="70.1912330786387">
            <text:p>70.19</text:p>
          </table:table-cell>
          <table:table-cell table:style-name="ce4" table:formula="of:=((SUM([.E24:.I24])-MIN([.E24:.I24]))-MAX([.E24:.I24]))/3" office:value-type="float" office:value="71.3423804177178">
            <text:p>71.34</text:p>
          </table:table-cell>
          <table:table-cell/>
          <table:table-cell table:style-name="ce4" table:formula="of:=((SUM([.G24:.K24])-MIN([.G24:.K24]))-MAX([.G24:.K24]))/3" office:value-type="float" office:value="48.3975434744799">
            <text:p>48.40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65.9599719047546">
            <text:p>65.9599719048</text:p>
          </table:table-cell>
          <table:table-cell table:style-name="ce3" office:value-type="float" office:value="78.5862739086151">
            <text:p>78.5862739086</text:p>
          </table:table-cell>
          <table:table-cell table:style-name="ce3" office:value-type="float" office:value="69.619784116745">
            <text:p>69.6197841167</text:p>
          </table:table-cell>
          <table:table-cell table:style-name="ce3" office:value-type="float" office:value="74.0315971374512">
            <text:p>74.0315971375</text:p>
          </table:table-cell>
          <table:table-cell table:style-name="ce3" office:value-type="float" office:value="74.0177319049835">
            <text:p>74.017731905</text:p>
          </table:table-cell>
          <table:table-cell table:style-name="ce4" table:formula="of:=((SUM([.D25:.H25])-MIN([.D25:.H25]))-MAX([.D25:.H25]))/3" office:value-type="float" office:value="72.5563710530599">
            <text:p>72.56</text:p>
          </table:table-cell>
          <table:table-cell table:style-name="ce4" table:formula="of:=((SUM([.E25:.I25])-MIN([.E25:.I25]))-MAX([.E25:.I25]))/3" office:value-type="float" office:value="73.5352333651649">
            <text:p>73.54</text:p>
          </table:table-cell>
          <table:table-cell/>
          <table:table-cell table:style-name="ce4" table:formula="of:=((SUM([.G25:.K25])-MIN([.G25:.K25]))-MAX([.G25:.K25]))/3" office:value-type="float" office:value="49.1843217567161">
            <text:p>49.18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66.4430980682373">
            <text:p>66.4430980682</text:p>
          </table:table-cell>
          <table:table-cell table:style-name="ce3" office:value-type="float" office:value="73.9654660224914">
            <text:p>73.9654660225</text:p>
          </table:table-cell>
          <table:table-cell table:style-name="ce3" office:value-type="float" office:value="67.1159250736237">
            <text:p>67.1159250736</text:p>
          </table:table-cell>
          <table:table-cell table:style-name="ce3" office:value-type="float" office:value="75.8993241786957">
            <text:p>75.8993241787</text:p>
          </table:table-cell>
          <table:table-cell table:style-name="ce3" office:value-type="float" office:value="75.5346989631653">
            <text:p>75.5346989632</text:p>
          </table:table-cell>
          <table:table-cell table:style-name="ce4" table:formula="of:=((SUM([.D26:.H26])-MIN([.D26:.H26]))-MAX([.D26:.H26]))/3" office:value-type="float" office:value="72.2053633530935">
            <text:p>72.21</text:p>
          </table:table-cell>
          <table:table-cell table:style-name="ce4" table:formula="of:=((SUM([.E26:.I26])-MIN([.E26:.I26]))-MAX([.E26:.I26]))/3" office:value-type="float" office:value="73.9018427795834">
            <text:p>73.90</text:p>
          </table:table-cell>
          <table:table-cell/>
          <table:table-cell table:style-name="ce4" table:formula="of:=((SUM([.G26:.K26])-MIN([.G26:.K26]))-MAX([.G26:.K26]))/3" office:value-type="float" office:value="49.8121805809162">
            <text:p>49.8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67.5500271320343">
            <text:p>67.550027132</text:p>
          </table:table-cell>
          <table:table-cell table:style-name="ce3" office:value-type="float" office:value="75.4835569858551">
            <text:p>75.4835569859</text:p>
          </table:table-cell>
          <table:table-cell table:style-name="ce3" office:value-type="float" office:value="67.6410529613495">
            <text:p>67.6410529613</text:p>
          </table:table-cell>
          <table:table-cell table:style-name="ce3" office:value-type="float" office:value="72.2908630371094">
            <text:p>72.2908630371</text:p>
          </table:table-cell>
          <table:table-cell table:style-name="ce3" office:value-type="float" office:value="73.3132729530334">
            <text:p>73.313272953</text:p>
          </table:table-cell>
          <table:table-cell table:style-name="ce4" table:formula="of:=((SUM([.D27:.H27])-MIN([.D27:.H27]))-MAX([.D27:.H27]))/3" office:value-type="float" office:value="71.0817296504974">
            <text:p>71.08</text:p>
          </table:table-cell>
          <table:table-cell table:style-name="ce4" table:formula="of:=((SUM([.E27:.I27])-MIN([.E27:.I27]))-MAX([.E27:.I27]))/3" office:value-type="float" office:value="72.2286218802134">
            <text:p>72.23</text:p>
          </table:table-cell>
          <table:table-cell/>
          <table:table-cell table:style-name="ce4" table:formula="of:=((SUM([.G27:.K27])-MIN([.G27:.K27]))-MAX([.G27:.K27]))/3" office:value-type="float" office:value="48.1731616391076">
            <text:p>48.1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66.5025451183319">
            <text:p>66.5025451183</text:p>
          </table:table-cell>
          <table:table-cell table:style-name="ce3" office:value-type="float" office:value="73.4516410827637">
            <text:p>73.4516410828</text:p>
          </table:table-cell>
          <table:table-cell table:style-name="ce3" office:value-type="float" office:value="67.5600428581238">
            <text:p>67.5600428581</text:p>
          </table:table-cell>
          <table:table-cell table:style-name="ce3" office:value-type="float" office:value="71.1256520748138">
            <text:p>71.1256520748</text:p>
          </table:table-cell>
          <table:table-cell table:style-name="ce3" office:value-type="float" office:value="67.2963209152222">
            <text:p>67.2963209152</text:p>
          </table:table-cell>
          <table:table-cell table:style-name="ce4" table:formula="of:=((SUM([.D28:.H28])-MIN([.D28:.H28]))-MAX([.D28:.H28]))/3" office:value-type="float" office:value="68.6606719493866">
            <text:p>68.66</text:p>
          </table:table-cell>
          <table:table-cell table:style-name="ce4" table:formula="of:=((SUM([.E28:.I28])-MIN([.E28:.I28]))-MAX([.E28:.I28]))/3" office:value-type="float" office:value="69.1154556274414">
            <text:p>69.12</text:p>
          </table:table-cell>
          <table:table-cell/>
          <table:table-cell table:style-name="ce4" table:formula="of:=((SUM([.G28:.K28])-MIN([.G28:.K28]))-MAX([.G28:.K28]))/3" office:value-type="float" office:value="45.9253758589427">
            <text:p>45.93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70.8824450969696">
            <text:p>70.882445097</text:p>
          </table:table-cell>
          <table:table-cell table:style-name="ce3" office:value-type="float" office:value="73.7610821723938">
            <text:p>73.7610821724</text:p>
          </table:table-cell>
          <table:table-cell table:style-name="ce3" office:value-type="float" office:value="66.8746099472046">
            <text:p>66.8746099472</text:p>
          </table:table-cell>
          <table:table-cell table:style-name="ce3" office:value-type="float" office:value="70.5648651123047">
            <text:p>70.5648651123</text:p>
          </table:table-cell>
          <table:table-cell table:style-name="ce3" office:value-type="float" office:value="66.1862919330597">
            <text:p>66.1862919331</text:p>
          </table:table-cell>
          <table:table-cell table:style-name="ce4" table:formula="of:=((SUM([.D29:.H29])-MIN([.D29:.H29]))-MAX([.D29:.H29]))/3" office:value-type="float" office:value="69.4406400521596">
            <text:p>69.44</text:p>
          </table:table-cell>
          <table:table-cell table:style-name="ce4" table:formula="of:=((SUM([.E29:.I29])-MIN([.E29:.I29]))-MAX([.E29:.I29]))/3" office:value-type="float" office:value="68.9600383705563">
            <text:p>68.96</text:p>
          </table:table-cell>
          <table:table-cell/>
          <table:table-cell table:style-name="ce4" table:formula="of:=((SUM([.G29:.K29])-MIN([.G29:.K29]))-MAX([.G29:.K29]))/3" office:value-type="float" office:value="46.1335594742386">
            <text:p>46.13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74.3429501056671">
            <text:p>74.3429501057</text:p>
          </table:table-cell>
          <table:table-cell table:style-name="ce3" office:value-type="float" office:value="71.6482830047607">
            <text:p>71.6482830048</text:p>
          </table:table-cell>
          <table:table-cell table:style-name="ce3" office:value-type="float" office:value="66.3319339752197">
            <text:p>66.3319339752</text:p>
          </table:table-cell>
          <table:table-cell table:style-name="ce3" office:value-type="float" office:value="73.6559360027313">
            <text:p>73.6559360027</text:p>
          </table:table-cell>
          <table:table-cell table:style-name="ce3" office:value-type="float" office:value="67.10520195961">
            <text:p>67.1052019596</text:p>
          </table:table-cell>
          <table:table-cell table:style-name="ce4" table:formula="of:=((SUM([.D30:.H30])-MIN([.D30:.H30]))-MAX([.D30:.H30]))/3" office:value-type="float" office:value="70.8031403223674">
            <text:p>70.80</text:p>
          </table:table-cell>
          <table:table-cell table:style-name="ce4" table:formula="of:=((SUM([.E30:.I30])-MIN([.E30:.I30]))-MAX([.E30:.I30]))/3" office:value-type="float" office:value="69.8522084289127">
            <text:p>69.85</text:p>
          </table:table-cell>
          <table:table-cell/>
          <table:table-cell table:style-name="ce4" table:formula="of:=((SUM([.G30:.K30])-MIN([.G30:.K30]))-MAX([.G30:.K30]))/3" office:value-type="float" office:value="46.8851162504267">
            <text:p>46.89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73.6700930595398">
            <text:p>73.6700930595</text:p>
          </table:table-cell>
          <table:table-cell table:style-name="ce3" office:value-type="float" office:value="77.117812871933">
            <text:p>77.1178128719</text:p>
          </table:table-cell>
          <table:table-cell table:style-name="ce3" office:value-type="float" office:value="65.9007468223572">
            <text:p>65.9007468224</text:p>
          </table:table-cell>
          <table:table-cell table:style-name="ce3" office:value-type="float" office:value="72.8749978542328">
            <text:p>72.8749978542</text:p>
          </table:table-cell>
          <table:table-cell table:style-name="ce3" office:value-type="float" office:value="65.4914689064026">
            <text:p>65.4914689064</text:p>
          </table:table-cell>
          <table:table-cell table:style-name="ce4" table:formula="of:=((SUM([.D31:.H31])-MIN([.D31:.H31]))-MAX([.D31:.H31]))/3" office:value-type="float" office:value="70.8152792453766">
            <text:p>70.82</text:p>
          </table:table-cell>
          <table:table-cell table:style-name="ce4" table:formula="of:=((SUM([.E31:.I31])-MIN([.E31:.I31]))-MAX([.E31:.I31]))/3" office:value-type="float" office:value="69.8636746406555">
            <text:p>69.86</text:p>
          </table:table-cell>
          <table:table-cell/>
          <table:table-cell table:style-name="ce4" table:formula="of:=((SUM([.G31:.K31])-MIN([.G31:.K31]))-MAX([.G31:.K31]))/3" office:value-type="float" office:value="46.8929846286774">
            <text:p>46.89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72.3836498260498">
            <text:p>72.383649826</text:p>
          </table:table-cell>
          <table:table-cell table:style-name="ce3" office:value-type="float" office:value="66.1096069812775">
            <text:p>66.1096069813</text:p>
          </table:table-cell>
          <table:table-cell table:style-name="ce3" office:value-type="float" office:value="71.6866571903229">
            <text:p>71.6866571903</text:p>
          </table:table-cell>
          <table:table-cell table:style-name="ce3" office:value-type="float" office:value="70.3924160003662">
            <text:p>70.3924160004</text:p>
          </table:table-cell>
          <table:table-cell table:style-name="ce3" office:value-type="float" office:value="64.8235158920288">
            <text:p>64.823515892</text:p>
          </table:table-cell>
          <table:table-cell table:style-name="ce4" table:formula="of:=((SUM([.D32:.H32])-MIN([.D32:.H32]))-MAX([.D32:.H32]))/3" office:value-type="float" office:value="69.3962267239889">
            <text:p>69.40</text:p>
          </table:table-cell>
          <table:table-cell table:style-name="ce4" table:formula="of:=((SUM([.E32:.I32])-MIN([.E32:.I32]))-MAX([.E32:.I32]))/3" office:value-type="float" office:value="68.6327499018775">
            <text:p>68.63</text:p>
          </table:table-cell>
          <table:table-cell/>
          <table:table-cell table:style-name="ce4" table:formula="of:=((SUM([.G32:.K32])-MIN([.G32:.K32]))-MAX([.G32:.K32]))/3" office:value-type="float" office:value="46.0096588752888">
            <text:p>46.0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71.7729709148407">
            <text:p>71.7729709148</text:p>
          </table:table-cell>
          <table:table-cell table:style-name="ce3" office:value-type="float" office:value="65.0186219215393">
            <text:p>65.0186219215</text:p>
          </table:table-cell>
          <table:table-cell table:style-name="ce3" office:value-type="float" office:value="71.105516910553">
            <text:p>71.1055169106</text:p>
          </table:table-cell>
          <table:table-cell table:style-name="ce3" office:value-type="float" office:value="65.1378009319305">
            <text:p>65.1378009319</text:p>
          </table:table-cell>
          <table:table-cell table:style-name="ce3" office:value-type="float" office:value="71.6395809650421">
            <text:p>71.639580965</text:p>
          </table:table-cell>
          <table:table-cell table:style-name="ce4" table:formula="of:=((SUM([.D33:.H33])-MIN([.D33:.H33]))-MAX([.D33:.H33]))/3" office:value-type="float" office:value="69.2942996025085">
            <text:p>69.29</text:p>
          </table:table-cell>
          <table:table-cell table:style-name="ce4" table:formula="of:=((SUM([.E33:.I33])-MIN([.E33:.I33]))-MAX([.E33:.I33]))/3" office:value-type="float" office:value="68.5125391483307">
            <text:p>68.51</text:p>
          </table:table-cell>
          <table:table-cell/>
          <table:table-cell table:style-name="ce4" table:formula="of:=((SUM([.G33:.K33])-MIN([.G33:.K33]))-MAX([.G33:.K33]))/3" office:value-type="float" office:value="45.9356129169464">
            <text:p>45.94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69.693176984787">
            <text:p>69.6931769848</text:p>
          </table:table-cell>
          <table:table-cell table:style-name="ce3" office:value-type="float" office:value="65.4171669483185">
            <text:p>65.4171669483</text:p>
          </table:table-cell>
          <table:table-cell table:style-name="ce3" office:value-type="float" office:value="72.0446960926056">
            <text:p>72.0446960926</text:p>
          </table:table-cell>
          <table:table-cell table:style-name="ce3" office:value-type="float" office:value="65.5244710445404">
            <text:p>65.5244710445</text:p>
          </table:table-cell>
          <table:table-cell table:style-name="ce3" office:value-type="float" office:value="71.0689690113068">
            <text:p>71.0689690113</text:p>
          </table:table-cell>
          <table:table-cell table:style-name="ce4" table:formula="of:=((SUM([.D34:.H34])-MIN([.D34:.H34]))-MAX([.D34:.H34]))/3" office:value-type="float" office:value="68.7622056802114">
            <text:p>68.76</text:p>
          </table:table-cell>
          <table:table-cell table:style-name="ce4" table:formula="of:=((SUM([.E34:.I34])-MIN([.E34:.I34]))-MAX([.E34:.I34]))/3" office:value-type="float" office:value="68.4518819120195">
            <text:p>68.45</text:p>
          </table:table-cell>
          <table:table-cell/>
          <table:table-cell table:style-name="ce4" table:formula="of:=((SUM([.G34:.K34])-MIN([.G34:.K34]))-MAX([.G34:.K34]))/3" office:value-type="float" office:value="45.7380291974103">
            <text:p>45.74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65.283814907074">
            <text:p>65.2838149071</text:p>
          </table:table-cell>
          <table:table-cell table:style-name="ce3" office:value-type="float" office:value="77.242518901825">
            <text:p>77.2425189018</text:p>
          </table:table-cell>
          <table:table-cell table:style-name="ce3" office:value-type="float" office:value="72.5089340209961">
            <text:p>72.508934021</text:p>
          </table:table-cell>
          <table:table-cell table:style-name="ce3" office:value-type="float" office:value="70.544821023941">
            <text:p>70.5448210239</text:p>
          </table:table-cell>
          <table:table-cell table:style-name="ce3" office:value-type="float" office:value="72.5962469577789">
            <text:p>72.5962469578</text:p>
          </table:table-cell>
          <table:table-cell table:style-name="ce4" table:formula="of:=((SUM([.D35:.H35])-MIN([.D35:.H35]))-MAX([.D35:.H35]))/3" office:value-type="float" office:value="71.8833340009053">
            <text:p>71.88</text:p>
          </table:table-cell>
          <table:table-cell table:style-name="ce4" table:formula="of:=((SUM([.E35:.I35])-MIN([.E35:.I35]))-MAX([.E35:.I35]))/3" office:value-type="float" office:value="72.3295049932268">
            <text:p>72.33</text:p>
          </table:table-cell>
          <table:table-cell/>
          <table:table-cell table:style-name="ce4" table:formula="of:=((SUM([.G35:.K35])-MIN([.G35:.K35]))-MAX([.G35:.K35]))/3" office:value-type="float" office:value="48.0709463313774">
            <text:p>48.0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66.0048167705536">
            <text:p>66.0048167706</text:p>
          </table:table-cell>
          <table:table-cell table:style-name="ce3" office:value-type="float" office:value="71.7764530181885">
            <text:p>71.7764530182</text:p>
          </table:table-cell>
          <table:table-cell table:style-name="ce3" office:value-type="float" office:value="71.957995891571">
            <text:p>71.9579958916</text:p>
          </table:table-cell>
          <table:table-cell table:style-name="ce3" office:value-type="float" office:value="66.5494549274445">
            <text:p>66.5494549274</text:p>
          </table:table-cell>
          <table:table-cell table:style-name="ce3" office:value-type="float" office:value="72.4585528373718">
            <text:p>72.4585528374</text:p>
          </table:table-cell>
          <table:table-cell table:style-name="ce4" table:formula="of:=((SUM([.D36:.H36])-MIN([.D36:.H36]))-MAX([.D36:.H36]))/3" office:value-type="float" office:value="70.0946346124013">
            <text:p>70.09</text:p>
          </table:table-cell>
          <table:table-cell table:style-name="ce4" table:formula="of:=((SUM([.E36:.I36])-MIN([.E36:.I36]))-MAX([.E36:.I36]))/3" office:value-type="float" office:value="71.2763611740536">
            <text:p>71.28</text:p>
          </table:table-cell>
          <table:table-cell/>
          <table:table-cell table:style-name="ce4" table:formula="of:=((SUM([.G36:.K36])-MIN([.G36:.K36]))-MAX([.G36:.K36]))/3" office:value-type="float" office:value="47.1236652621516">
            <text:p>47.12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66.2324869632721">
            <text:p>66.2324869633</text:p>
          </table:table-cell>
          <table:table-cell table:style-name="ce3" office:value-type="float" office:value="71.2666358947754">
            <text:p>71.2666358948</text:p>
          </table:table-cell>
          <table:table-cell table:style-name="ce3" office:value-type="float" office:value="73.876128911972">
            <text:p>73.876128912</text:p>
          </table:table-cell>
          <table:table-cell table:style-name="ce3" office:value-type="float" office:value="68.3369522094726">
            <text:p>68.3369522095</text:p>
          </table:table-cell>
          <table:table-cell table:style-name="ce3" office:value-type="float" office:value="74.8450300693512">
            <text:p>74.8450300694</text:p>
          </table:table-cell>
          <table:table-cell table:style-name="ce4" table:formula="of:=((SUM([.D37:.H37])-MIN([.D37:.H37]))-MAX([.D37:.H37]))/3" office:value-type="float" office:value="71.1599056720733">
            <text:p>71.16</text:p>
          </table:table-cell>
          <table:table-cell table:style-name="ce4" table:formula="of:=((SUM([.E37:.I37])-MIN([.E37:.I37]))-MAX([.E37:.I37]))/3" office:value-type="float" office:value="72.1008901596069">
            <text:p>72.10</text:p>
          </table:table-cell>
          <table:table-cell/>
          <table:table-cell table:style-name="ce4" table:formula="of:=((SUM([.G37:.K37])-MIN([.G37:.K37]))-MAX([.G37:.K37]))/3" office:value-type="float" office:value="47.7535986105601">
            <text:p>47.7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64.835000038147">
            <text:p>64.8350000381</text:p>
          </table:table-cell>
          <table:table-cell table:style-name="ce3" office:value-type="float" office:value="71.987370967865">
            <text:p>71.9873709679</text:p>
          </table:table-cell>
          <table:table-cell table:style-name="ce3" office:value-type="float" office:value="64.302726984024">
            <text:p>64.302726984</text:p>
          </table:table-cell>
          <table:table-cell table:style-name="ce3" office:value-type="float" office:value="72.9862251281738">
            <text:p>72.9862251282</text:p>
          </table:table-cell>
          <table:table-cell table:style-name="ce3" office:value-type="float" office:value="71.5910379886627">
            <text:p>71.5910379887</text:p>
          </table:table-cell>
          <table:table-cell table:style-name="ce4" table:formula="of:=((SUM([.D38:.H38])-MIN([.D38:.H38]))-MAX([.D38:.H38]))/3" office:value-type="float" office:value="69.4711363315583">
            <text:p>69.47</text:p>
          </table:table-cell>
          <table:table-cell table:style-name="ce4" table:formula="of:=((SUM([.E38:.I38])-MIN([.E38:.I38]))-MAX([.E38:.I38]))/3" office:value-type="float" office:value="71.0165150960287">
            <text:p>71.02</text:p>
          </table:table-cell>
          <table:table-cell/>
          <table:table-cell table:style-name="ce4" table:formula="of:=((SUM([.G38:.K38])-MIN([.G38:.K38]))-MAX([.G38:.K38]))/3" office:value-type="float" office:value="47.5358510282305">
            <text:p>47.54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69.4256551265716">
            <text:p>69.4256551266</text:p>
          </table:table-cell>
          <table:table-cell table:style-name="ce3" office:value-type="float" office:value="71.0022509098053">
            <text:p>71.0022509098</text:p>
          </table:table-cell>
          <table:table-cell table:style-name="ce3" office:value-type="float" office:value="66.8100748062134">
            <text:p>66.8100748062</text:p>
          </table:table-cell>
          <table:table-cell table:style-name="ce3" office:value-type="float" office:value="74.5462989807129">
            <text:p>74.5462989807</text:p>
          </table:table-cell>
          <table:table-cell table:style-name="ce3" office:value-type="float" office:value="73.7578451633453">
            <text:p>73.7578451633</text:p>
          </table:table-cell>
          <table:table-cell table:style-name="ce4" table:formula="of:=((SUM([.D39:.H39])-MIN([.D39:.H39]))-MAX([.D39:.H39]))/3" office:value-type="float" office:value="71.3952503999074">
            <text:p>71.40</text:p>
          </table:table-cell>
          <table:table-cell table:style-name="ce4" table:formula="of:=((SUM([.E39:.I39])-MIN([.E39:.I39]))-MAX([.E39:.I39]))/3" office:value-type="float" office:value="72.051782157686">
            <text:p>72.05</text:p>
          </table:table-cell>
          <table:table-cell/>
          <table:table-cell table:style-name="ce4" table:formula="of:=((SUM([.G39:.K39])-MIN([.G39:.K39]))-MAX([.G39:.K39]))/3" office:value-type="float" office:value="48.6032091070104">
            <text:p>48.60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66.8247509002686">
            <text:p>66.8247509003</text:p>
          </table:table-cell>
          <table:table-cell table:style-name="ce3" office:value-type="float" office:value="75.23419713974">
            <text:p>75.2341971397</text:p>
          </table:table-cell>
          <table:table-cell table:style-name="ce3" office:value-type="float" office:value="66.3310630321503">
            <text:p>66.3310630322</text:p>
          </table:table-cell>
          <table:table-cell table:style-name="ce3" office:value-type="float" office:value="73.6595678329468">
            <text:p>73.6595678329</text:p>
          </table:table-cell>
          <table:table-cell table:style-name="ce3" office:value-type="float" office:value="77.1406269073486">
            <text:p>77.1406269073</text:p>
          </table:table-cell>
          <table:table-cell table:style-name="ce4" table:formula="of:=((SUM([.D40:.H40])-MIN([.D40:.H40]))-MAX([.D40:.H40]))/3" office:value-type="float" office:value="71.9061719576518">
            <text:p>71.91</text:p>
          </table:table-cell>
          <table:table-cell table:style-name="ce4" table:formula="of:=((SUM([.E40:.I40])-MIN([.E40:.I40]))-MAX([.E40:.I40]))/3" office:value-type="float" office:value="73.5999789767796">
            <text:p>73.60</text:p>
          </table:table-cell>
          <table:table-cell/>
          <table:table-cell table:style-name="ce4" table:formula="of:=((SUM([.G40:.K40])-MIN([.G40:.K40]))-MAX([.G40:.K40]))/3" office:value-type="float" office:value="49.0865156032421">
            <text:p>49.09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reads-Python3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70.8975610733032">
            <text:p>70.8975610733</text:p>
          </table:table-cell>
          <table:table-cell table:style-name="ce3" office:value-type="float" office:value="74.0080749988556">
            <text:p>74.0080749989</text:p>
          </table:table-cell>
          <table:table-cell table:style-name="ce3" office:value-type="float" office:value="65.5134170055389">
            <text:p>65.5134170055</text:p>
          </table:table-cell>
          <table:table-cell table:style-name="ce3" office:value-type="float" office:value="76.7435610294342">
            <text:p>76.7435610294</text:p>
          </table:table-cell>
          <table:table-cell table:style-name="ce3" office:value-type="float" office:value="73.6047568321228">
            <text:p>73.6047568321</text:p>
          </table:table-cell>
          <table:table-cell table:style-name="ce4" table:formula="of:=((SUM([.D41:.H41])-MIN([.D41:.H41]))-MAX([.D41:.H41]))/3" office:value-type="float" office:value="72.8367976347606">
            <text:p>72.84</text:p>
          </table:table-cell>
          <table:table-cell table:style-name="ce4" table:formula="of:=((SUM([.E41:.I41])-MIN([.E41:.I41]))-MAX([.E41:.I41]))/3" office:value-type="float" office:value="73.483209821913">
            <text:p>73.48</text:p>
          </table:table-cell>
          <table:table-cell/>
          <table:table-cell table:style-name="ce4" table:formula="of:=((SUM([.G41:.K41])-MIN([.G41:.K41]))-MAX([.G41:.K41]))/3" office:value-type="float" office:value="49.0293222180119">
            <text:p>49.03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14.761427879">
            <text:p>614.761427879</text:p>
          </table:table-cell>
          <table:table-cell table:style-name="ce3" office:value-type="float" office:value="628.405930042">
            <text:p>628.405930042</text:p>
          </table:table-cell>
          <table:table-cell table:style-name="ce3" office:value-type="float" office:value="657.603913069">
            <text:p>657.603913069</text:p>
          </table:table-cell>
          <table:table-cell table:style-name="ce3" office:value-type="float" office:value="648.804192066">
            <text:p>648.804192066</text:p>
          </table:table-cell>
          <table:table-cell table:style-name="ce3" office:value-type="float" office:value="622.214351892">
            <text:p>622.214351892</text:p>
          </table:table-cell>
          <table:table-cell table:style-name="ce4" table:formula="of:=((SUM([.D43:.H43])-MIN([.D43:.H43]))-MAX([.D43:.H43]))/3" office:value-type="float" office:value="633.141491333333">
            <text:p>633.1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6.322526932">
            <text:p>306.322526932</text:p>
          </table:table-cell>
          <table:table-cell table:style-name="ce3" office:value-type="float" office:value="313.512752056">
            <text:p>313.512752056</text:p>
          </table:table-cell>
          <table:table-cell table:style-name="ce3" office:value-type="float" office:value="333.057952881">
            <text:p>333.057952881</text:p>
          </table:table-cell>
          <table:table-cell table:style-name="ce3" office:value-type="float" office:value="306.963443041">
            <text:p>306.963443041</text:p>
          </table:table-cell>
          <table:table-cell table:style-name="ce3" office:value-type="float" office:value="309.096922159">
            <text:p>309.096922159</text:p>
          </table:table-cell>
          <table:table-cell table:style-name="ce4" table:formula="of:=((SUM([.D44:.H44])-MIN([.D44:.H44]))-MAX([.D44:.H44]))/3" office:value-type="float" office:value="309.857705752">
            <text:p>309.8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22.117741108">
            <text:p>222.117741108</text:p>
          </table:table-cell>
          <table:table-cell table:style-name="ce3" office:value-type="float" office:value="223.399427891">
            <text:p>223.399427891</text:p>
          </table:table-cell>
          <table:table-cell table:style-name="ce3" office:value-type="float" office:value="221.889147043">
            <text:p>221.889147043</text:p>
          </table:table-cell>
          <table:table-cell table:style-name="ce3" office:value-type="float" office:value="206.833324909">
            <text:p>206.833324909</text:p>
          </table:table-cell>
          <table:table-cell table:style-name="ce3" office:value-type="float" office:value="226.131363869">
            <text:p>226.131363869</text:p>
          </table:table-cell>
          <table:table-cell table:style-name="ce4" table:formula="of:=((SUM([.D45:.H45])-MIN([.D45:.H45]))-MAX([.D45:.H45]))/3" office:value-type="float" office:value="222.468772014">
            <text:p>222.4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68.941059828">
            <text:p>168.941059828</text:p>
          </table:table-cell>
          <table:table-cell table:style-name="ce3" office:value-type="float" office:value="162.926390886">
            <text:p>162.926390886</text:p>
          </table:table-cell>
          <table:table-cell table:style-name="ce3" office:value-type="float" office:value="163.640680075">
            <text:p>163.640680075</text:p>
          </table:table-cell>
          <table:table-cell table:style-name="ce3" office:value-type="float" office:value="159.795263052">
            <text:p>159.795263052</text:p>
          </table:table-cell>
          <table:table-cell table:style-name="ce3" office:value-type="float" office:value="163.936441898">
            <text:p>163.936441898</text:p>
          </table:table-cell>
          <table:table-cell table:style-name="ce4" table:formula="of:=((SUM([.D46:.H46])-MIN([.D46:.H46]))-MAX([.D46:.H46]))/3" office:value-type="float" office:value="163.501170953">
            <text:p>163.5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33.367026091">
            <text:p>133.367026091</text:p>
          </table:table-cell>
          <table:table-cell table:style-name="ce3" office:value-type="float" office:value="137.275910854">
            <text:p>137.275910854</text:p>
          </table:table-cell>
          <table:table-cell table:style-name="ce3" office:value-type="float" office:value="133.888352156">
            <text:p>133.888352156</text:p>
          </table:table-cell>
          <table:table-cell table:style-name="ce3" office:value-type="float" office:value="132.888811111">
            <text:p>132.888811111</text:p>
          </table:table-cell>
          <table:table-cell table:style-name="ce3" office:value-type="float" office:value="126.721039057">
            <text:p>126.721039057</text:p>
          </table:table-cell>
          <table:table-cell table:style-name="ce4" table:formula="of:=((SUM([.D47:.H47])-MIN([.D47:.H47]))-MAX([.D47:.H47]))/3" office:value-type="float" office:value="133.381396452667">
            <text:p>133.3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0.441138983">
            <text:p>110.441138983</text:p>
          </table:table-cell>
          <table:table-cell table:style-name="ce3" office:value-type="float" office:value="110.78267312">
            <text:p>110.78267312</text:p>
          </table:table-cell>
          <table:table-cell table:style-name="ce3" office:value-type="float" office:value="109.773602009">
            <text:p>109.773602009</text:p>
          </table:table-cell>
          <table:table-cell table:style-name="ce3" office:value-type="float" office:value="109.897619963">
            <text:p>109.897619963</text:p>
          </table:table-cell>
          <table:table-cell table:style-name="ce3" office:value-type="float" office:value="105.49815011">
            <text:p>105.49815011</text:p>
          </table:table-cell>
          <table:table-cell table:style-name="ce4" table:formula="of:=((SUM([.D48:.H48])-MIN([.D48:.H48]))-MAX([.D48:.H48]))/3" office:value-type="float" office:value="110.037453651667">
            <text:p>110.0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7.5082740784">
            <text:p>97.5082740784</text:p>
          </table:table-cell>
          <table:table-cell table:style-name="ce3" office:value-type="float" office:value="97.6150729656">
            <text:p>97.6150729656</text:p>
          </table:table-cell>
          <table:table-cell table:style-name="ce3" office:value-type="float" office:value="99.2478809357">
            <text:p>99.2478809357</text:p>
          </table:table-cell>
          <table:table-cell table:style-name="ce3" office:value-type="float" office:value="111.456046104">
            <text:p>111.456046104</text:p>
          </table:table-cell>
          <table:table-cell table:style-name="ce3" office:value-type="float" office:value="99.5176310539">
            <text:p>99.5176310539</text:p>
          </table:table-cell>
          <table:table-cell table:style-name="ce4" table:formula="of:=((SUM([.D49:.H49])-MIN([.D49:.H49]))-MAX([.D49:.H49]))/3" office:value-type="float" office:value="98.7935283184">
            <text:p>98.7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6.4337530136">
            <text:p>86.4337530136</text:p>
          </table:table-cell>
          <table:table-cell table:style-name="ce3" office:value-type="float" office:value="92.7658801079">
            <text:p>92.7658801079</text:p>
          </table:table-cell>
          <table:table-cell table:style-name="ce3" office:value-type="float" office:value="93.5712840557">
            <text:p>93.5712840557</text:p>
          </table:table-cell>
          <table:table-cell table:style-name="ce3" office:value-type="float" office:value="91.1919999123">
            <text:p>91.1919999123</text:p>
          </table:table-cell>
          <table:table-cell table:style-name="ce3" office:value-type="float" office:value="84.1019790173">
            <text:p>84.1019790173</text:p>
          </table:table-cell>
          <table:table-cell table:style-name="ce4" table:formula="of:=((SUM([.D50:.H50])-MIN([.D50:.H50]))-MAX([.D50:.H50]))/3" office:value-type="float" office:value="90.1305443446">
            <text:p>90.1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3.0194029808">
            <text:p>83.0194029808</text:p>
          </table:table-cell>
          <table:table-cell table:style-name="ce3" office:value-type="float" office:value="84.6365838051">
            <text:p>84.6365838051</text:p>
          </table:table-cell>
          <table:table-cell table:style-name="ce3" office:value-type="float" office:value="85.774559021">
            <text:p>85.774559021</text:p>
          </table:table-cell>
          <table:table-cell table:style-name="ce3" office:value-type="float" office:value="83.6333808899">
            <text:p>83.6333808899</text:p>
          </table:table-cell>
          <table:table-cell table:style-name="ce3" office:value-type="float" office:value="92.210545063">
            <text:p>92.210545063</text:p>
          </table:table-cell>
          <table:table-cell table:style-name="ce4" table:formula="of:=((SUM([.D51:.H51])-MIN([.D51:.H51]))-MAX([.D51:.H51]))/3" office:value-type="float" office:value="84.6815079053333">
            <text:p>84.6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9.0897159576">
            <text:p>79.0897159576</text:p>
          </table:table-cell>
          <table:table-cell table:style-name="ce3" office:value-type="float" office:value="75.1553418636">
            <text:p>75.1553418636</text:p>
          </table:table-cell>
          <table:table-cell table:style-name="ce3" office:value-type="float" office:value="82.8312749863">
            <text:p>82.8312749863</text:p>
          </table:table-cell>
          <table:table-cell table:style-name="ce3" office:value-type="float" office:value="79.592124939">
            <text:p>79.592124939</text:p>
          </table:table-cell>
          <table:table-cell table:style-name="ce3" office:value-type="float" office:value="75.3408510685">
            <text:p>75.3408510685</text:p>
          </table:table-cell>
          <table:table-cell table:style-name="ce4" table:formula="of:=((SUM([.D52:.H52])-MIN([.D52:.H52]))-MAX([.D52:.H52]))/3" office:value-type="float" office:value="78.0075639883667">
            <text:p>78.0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6.0931890011">
            <text:p>76.0931890011</text:p>
          </table:table-cell>
          <table:table-cell table:style-name="ce3" office:value-type="float" office:value="70.8158638477">
            <text:p>70.8158638477</text:p>
          </table:table-cell>
          <table:table-cell table:style-name="ce3" office:value-type="float" office:value="78.0869028568">
            <text:p>78.0869028568</text:p>
          </table:table-cell>
          <table:table-cell table:style-name="ce3" office:value-type="float" office:value="76.9619810581">
            <text:p>76.9619810581</text:p>
          </table:table-cell>
          <table:table-cell table:style-name="ce3" office:value-type="float" office:value="70.7795410156">
            <text:p>70.7795410156</text:p>
          </table:table-cell>
          <table:table-cell table:style-name="ce4" table:formula="of:=((SUM([.D53:.H53])-MIN([.D53:.H53]))-MAX([.D53:.H53]))/3" office:value-type="float" office:value="74.6236779689667">
            <text:p>74.6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75.865213871">
            <text:p>75.865213871</text:p>
          </table:table-cell>
          <table:table-cell table:style-name="ce3" office:value-type="float" office:value="75.9032728672">
            <text:p>75.9032728672</text:p>
          </table:table-cell>
          <table:table-cell table:style-name="ce3" office:value-type="float" office:value="67.8281519413">
            <text:p>67.8281519413</text:p>
          </table:table-cell>
          <table:table-cell table:style-name="ce3" office:value-type="float" office:value="74.6798231602">
            <text:p>74.6798231602</text:p>
          </table:table-cell>
          <table:table-cell table:style-name="ce3" office:value-type="float" office:value="69.5253248215">
            <text:p>69.5253248215</text:p>
          </table:table-cell>
          <table:table-cell table:style-name="ce4" table:formula="of:=((SUM([.D54:.H54])-MIN([.D54:.H54]))-MAX([.D54:.H54]))/3" office:value-type="float" office:value="73.3567872842333">
            <text:p>73.3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74.2570021152">
            <text:p>74.2570021152</text:p>
          </table:table-cell>
          <table:table-cell table:style-name="ce3" office:value-type="float" office:value="74.5335938931">
            <text:p>74.5335938931</text:p>
          </table:table-cell>
          <table:table-cell table:style-name="ce3" office:value-type="float" office:value="69.082365036">
            <text:p>69.082365036</text:p>
          </table:table-cell>
          <table:table-cell table:style-name="ce3" office:value-type="float" office:value="74.3075249195">
            <text:p>74.3075249195</text:p>
          </table:table-cell>
          <table:table-cell table:style-name="ce3" office:value-type="float" office:value="68.9693279266">
            <text:p>68.9693279266</text:p>
          </table:table-cell>
          <table:table-cell table:style-name="ce4" table:formula="of:=((SUM([.D55:.H55])-MIN([.D55:.H55]))-MAX([.D55:.H55]))/3" office:value-type="float" office:value="72.5489640235667">
            <text:p>72.5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73.1195688248">
            <text:p>73.1195688248</text:p>
          </table:table-cell>
          <table:table-cell table:style-name="ce3" office:value-type="float" office:value="71.3981688023">
            <text:p>71.3981688023</text:p>
          </table:table-cell>
          <table:table-cell table:style-name="ce3" office:value-type="float" office:value="70.9710309505">
            <text:p>70.9710309505</text:p>
          </table:table-cell>
          <table:table-cell table:style-name="ce3" office:value-type="float" office:value="71.4698731899">
            <text:p>71.4698731899</text:p>
          </table:table-cell>
          <table:table-cell table:style-name="ce3" office:value-type="float" office:value="66.726539135">
            <text:p>66.726539135</text:p>
          </table:table-cell>
          <table:table-cell table:style-name="ce4" table:formula="of:=((SUM([.D56:.H56])-MIN([.D56:.H56]))-MAX([.D56:.H56]))/3" office:value-type="float" office:value="71.2796909809">
            <text:p>71.2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73.9351501465">
            <text:p>73.9351501465</text:p>
          </table:table-cell>
          <table:table-cell table:style-name="ce3" office:value-type="float" office:value="67.012914896">
            <text:p>67.012914896</text:p>
          </table:table-cell>
          <table:table-cell table:style-name="ce3" office:value-type="float" office:value="68.2365641594">
            <text:p>68.2365641594</text:p>
          </table:table-cell>
          <table:table-cell table:style-name="ce3" office:value-type="float" office:value="72.5588519573">
            <text:p>72.5588519573</text:p>
          </table:table-cell>
          <table:table-cell table:style-name="ce3" office:value-type="float" office:value="65.0354290009">
            <text:p>65.0354290009</text:p>
          </table:table-cell>
          <table:table-cell table:style-name="ce4" table:formula="of:=((SUM([.D57:.H57])-MIN([.D57:.H57]))-MAX([.D57:.H57]))/3" office:value-type="float" office:value="69.2694436709">
            <text:p>69.2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69.6472890377">
            <text:p>69.6472890377</text:p>
          </table:table-cell>
          <table:table-cell table:style-name="ce3" office:value-type="float" office:value="64.7293019295">
            <text:p>64.7293019295</text:p>
          </table:table-cell>
          <table:table-cell table:style-name="ce3" office:value-type="float" office:value="73.4953510761">
            <text:p>73.4953510761</text:p>
          </table:table-cell>
          <table:table-cell table:style-name="ce3" office:value-type="float" office:value="64.9832141399">
            <text:p>64.9832141399</text:p>
          </table:table-cell>
          <table:table-cell table:style-name="ce3" office:value-type="float" office:value="68.8366589546">
            <text:p>68.8366589546</text:p>
          </table:table-cell>
          <table:table-cell table:style-name="ce4" table:formula="of:=((SUM([.D58:.H58])-MIN([.D58:.H58]))-MAX([.D58:.H58]))/3" office:value-type="float" office:value="67.8223873774">
            <text:p>67.8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72.735681057">
            <text:p>72.735681057</text:p>
          </table:table-cell>
          <table:table-cell table:style-name="ce3" office:value-type="float" office:value="65.4101150036">
            <text:p>65.4101150036</text:p>
          </table:table-cell>
          <table:table-cell table:style-name="ce3" office:value-type="float" office:value="74.8005108833">
            <text:p>74.8005108833</text:p>
          </table:table-cell>
          <table:table-cell table:style-name="ce3" office:value-type="float" office:value="64.9601361752">
            <text:p>64.9601361752</text:p>
          </table:table-cell>
          <table:table-cell table:style-name="ce3" office:value-type="float" office:value="68.7369890213">
            <text:p>68.7369890213</text:p>
          </table:table-cell>
          <table:table-cell table:style-name="ce4" table:formula="of:=((SUM([.D59:.H59])-MIN([.D59:.H59]))-MAX([.D59:.H59]))/3" office:value-type="float" office:value="68.9609283606333">
            <text:p>68.9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69.2616257668">
            <text:p>69.2616257668</text:p>
          </table:table-cell>
          <table:table-cell table:style-name="ce3" office:value-type="float" office:value="65.3246040344">
            <text:p>65.3246040344</text:p>
          </table:table-cell>
          <table:table-cell table:style-name="ce3" office:value-type="float" office:value="71.8484811783">
            <text:p>71.8484811783</text:p>
          </table:table-cell>
          <table:table-cell table:style-name="ce3" office:value-type="float" office:value="64.8387701511">
            <text:p>64.8387701511</text:p>
          </table:table-cell>
          <table:table-cell table:style-name="ce3" office:value-type="float" office:value="75.8957471848">
            <text:p>75.8957471848</text:p>
          </table:table-cell>
          <table:table-cell table:style-name="ce4" table:formula="of:=((SUM([.D60:.H60])-MIN([.D60:.H60]))-MAX([.D60:.H60]))/3" office:value-type="float" office:value="68.8115703265">
            <text:p>68.8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65.7520451546">
            <text:p>65.7520451546</text:p>
          </table:table-cell>
          <table:table-cell table:style-name="ce3" office:value-type="float" office:value="70.735396862">
            <text:p>70.735396862</text:p>
          </table:table-cell>
          <table:table-cell table:style-name="ce3" office:value-type="float" office:value="73.3963508606">
            <text:p>73.3963508606</text:p>
          </table:table-cell>
          <table:table-cell table:style-name="ce3" office:value-type="float" office:value="64.8685469627">
            <text:p>64.8685469627</text:p>
          </table:table-cell>
          <table:table-cell table:style-name="ce3" office:value-type="float" office:value="98.0759379864">
            <text:p>98.0759379864</text:p>
          </table:table-cell>
          <table:table-cell table:style-name="ce4" table:formula="of:=((SUM([.D61:.H61])-MIN([.D61:.H61]))-MAX([.D61:.H61]))/3" office:value-type="float" office:value="69.9612642924">
            <text:p>69.9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73.8022031784">
            <text:p>73.8022031784</text:p>
          </table:table-cell>
          <table:table-cell table:style-name="ce3" office:value-type="float" office:value="65.7974460125">
            <text:p>65.7974460125</text:p>
          </table:table-cell>
          <table:table-cell table:style-name="ce3" office:value-type="float" office:value="74.4331228733">
            <text:p>74.4331228733</text:p>
          </table:table-cell>
          <table:table-cell table:style-name="ce3" office:value-type="float" office:value="68.4065339565">
            <text:p>68.4065339565</text:p>
          </table:table-cell>
          <table:table-cell table:style-name="ce3" office:value-type="float" office:value="80.2420148849">
            <text:p>80.2420148849</text:p>
          </table:table-cell>
          <table:table-cell table:style-name="ce4" table:formula="of:=((SUM([.D62:.H62])-MIN([.D62:.H62]))-MAX([.D62:.H62]))/3" office:value-type="float" office:value="72.2139533360667">
            <text:p>72.2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87.2104520798">
            <text:p>87.2104520798</text:p>
          </table:table-cell>
          <table:table-cell table:style-name="ce3" office:value-type="float" office:value="67.0751390457">
            <text:p>67.0751390457</text:p>
          </table:table-cell>
          <table:table-cell table:style-name="ce3" office:value-type="float" office:value="70.5950880051">
            <text:p>70.5950880051</text:p>
          </table:table-cell>
          <table:table-cell table:style-name="ce3" office:value-type="float" office:value="64.0618870258">
            <text:p>64.0618870258</text:p>
          </table:table-cell>
          <table:table-cell table:style-name="ce3" office:value-type="float" office:value="69.7622699738">
            <text:p>69.7622699738</text:p>
          </table:table-cell>
          <table:table-cell table:style-name="ce4" table:formula="of:=((SUM([.D63:.H63])-MIN([.D63:.H63]))-MAX([.D63:.H63]))/3" office:value-type="float" office:value="69.1441656748667">
            <text:p>69.1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68.4135909081">
            <text:p>68.4135909081</text:p>
          </table:table-cell>
          <table:table-cell table:style-name="ce3" office:value-type="float" office:value="64.302339077">
            <text:p>64.302339077</text:p>
          </table:table-cell>
          <table:table-cell table:style-name="ce3" office:value-type="float" office:value="71.4743850231">
            <text:p>71.4743850231</text:p>
          </table:table-cell>
          <table:table-cell table:style-name="ce3" office:value-type="float" office:value="64.2623631954">
            <text:p>64.2623631954</text:p>
          </table:table-cell>
          <table:table-cell table:style-name="ce3" office:value-type="float" office:value="70.2596981525">
            <text:p>70.2596981525</text:p>
          </table:table-cell>
          <table:table-cell table:style-name="ce4" table:formula="of:=((SUM([.D64:.H64])-MIN([.D64:.H64]))-MAX([.D64:.H64]))/3" office:value-type="float" office:value="67.6585427125333">
            <text:p>67.66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64.3514280319">
            <text:p>64.3514280319</text:p>
          </table:table-cell>
          <table:table-cell table:style-name="ce3" office:value-type="float" office:value="69.7790629864">
            <text:p>69.7790629864</text:p>
          </table:table-cell>
          <table:table-cell table:style-name="ce3" office:value-type="float" office:value="63.9694299698">
            <text:p>63.9694299698</text:p>
          </table:table-cell>
          <table:table-cell table:style-name="ce3" office:value-type="float" office:value="71.2630608082">
            <text:p>71.2630608082</text:p>
          </table:table-cell>
          <table:table-cell table:style-name="ce3" office:value-type="float" office:value="71.6282739639">
            <text:p>71.6282739639</text:p>
          </table:table-cell>
          <table:table-cell table:style-name="ce4" table:formula="of:=((SUM([.D65:.H65])-MIN([.D65:.H65]))-MAX([.D65:.H65]))/3" office:value-type="float" office:value="68.4645172755">
            <text:p>68.46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78.7637460232">
            <text:p>78.7637460232</text:p>
          </table:table-cell>
          <table:table-cell table:style-name="ce3" office:value-type="float" office:value="76.3560907841">
            <text:p>76.3560907841</text:p>
          </table:table-cell>
          <table:table-cell table:style-name="ce3" office:value-type="float" office:value="79.6408820152">
            <text:p>79.6408820152</text:p>
          </table:table-cell>
          <table:table-cell table:style-name="ce3" office:value-type="float" office:value="64.5434029102">
            <text:p>64.5434029102</text:p>
          </table:table-cell>
          <table:table-cell table:style-name="ce3" office:value-type="float" office:value="70.8763749599">
            <text:p>70.8763749599</text:p>
          </table:table-cell>
          <table:table-cell table:style-name="ce4" table:formula="of:=((SUM([.D66:.H66])-MIN([.D66:.H66]))-MAX([.D66:.H66]))/3" office:value-type="float" office:value="75.3320705890667">
            <text:p>75.33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90.6573450565">
            <text:p>90.6573450565</text:p>
          </table:table-cell>
          <table:table-cell table:style-name="ce3" office:value-type="float" office:value="70.1808300018">
            <text:p>70.1808300018</text:p>
          </table:table-cell>
          <table:table-cell table:style-name="ce3" office:value-type="float" office:value="72.229211092">
            <text:p>72.229211092</text:p>
          </table:table-cell>
          <table:table-cell table:style-name="ce3" office:value-type="float" office:value="63.9230589867">
            <text:p>63.9230589867</text:p>
          </table:table-cell>
          <table:table-cell table:style-name="ce3" office:value-type="float" office:value="72.4385428429">
            <text:p>72.4385428429</text:p>
          </table:table-cell>
          <table:table-cell table:style-name="ce4" table:formula="of:=((SUM([.D67:.H67])-MIN([.D67:.H67]))-MAX([.D67:.H67]))/3" office:value-type="float" office:value="71.6161946455667">
            <text:p>71.62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63.6856968403">
            <text:p>63.6856968403</text:p>
          </table:table-cell>
          <table:table-cell table:style-name="ce3" office:value-type="float" office:value="71.6911730766">
            <text:p>71.6911730766</text:p>
          </table:table-cell>
          <table:table-cell table:style-name="ce3" office:value-type="float" office:value="62.5428221226">
            <text:p>62.5428221226</text:p>
          </table:table-cell>
          <table:table-cell table:style-name="ce3" office:value-type="float" office:value="69.5628330708">
            <text:p>69.5628330708</text:p>
          </table:table-cell>
          <table:table-cell table:style-name="ce3" office:value-type="float" office:value="89.2829818726">
            <text:p>89.2829818726</text:p>
          </table:table-cell>
          <table:table-cell table:style-name="ce4" table:formula="of:=((SUM([.D68:.H68])-MIN([.D68:.H68]))-MAX([.D68:.H68]))/3" office:value-type="float" office:value="68.3132343292333">
            <text:p>68.31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83.3648028374">
            <text:p>83.3648028374</text:p>
          </table:table-cell>
          <table:table-cell table:style-name="ce3" office:value-type="float" office:value="92.8584640026">
            <text:p>92.8584640026</text:p>
          </table:table-cell>
          <table:table-cell table:style-name="ce3" office:value-type="float" office:value="92.8469650745">
            <text:p>92.8469650745</text:p>
          </table:table-cell>
          <table:table-cell table:style-name="ce3" office:value-type="float" office:value="68.9548668861">
            <text:p>68.9548668861</text:p>
          </table:table-cell>
          <table:table-cell table:style-name="ce3" office:value-type="float" office:value="63.898567915">
            <text:p>63.898567915</text:p>
          </table:table-cell>
          <table:table-cell table:style-name="ce4" table:formula="of:=((SUM([.D69:.H69])-MIN([.D69:.H69]))-MAX([.D69:.H69]))/3" office:value-type="float" office:value="81.7222115993333">
            <text:p>81.72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70.8186368942">
            <text:p>70.8186368942</text:p>
          </table:table-cell>
          <table:table-cell table:style-name="ce3" office:value-type="float" office:value="63.3277959824">
            <text:p>63.3277959824</text:p>
          </table:table-cell>
          <table:table-cell table:style-name="ce3" office:value-type="float" office:value="67.6926980019">
            <text:p>67.6926980019</text:p>
          </table:table-cell>
          <table:table-cell table:style-name="ce3" office:value-type="float" office:value="63.8413488865">
            <text:p>63.8413488865</text:p>
          </table:table-cell>
          <table:table-cell table:style-name="ce3" office:value-type="float" office:value="71.3714160919">
            <text:p>71.3714160919</text:p>
          </table:table-cell>
          <table:table-cell table:style-name="ce4" table:formula="of:=((SUM([.D70:.H70])-MIN([.D70:.H70]))-MAX([.D70:.H70]))/3" office:value-type="float" office:value="67.4508945942">
            <text:p>67.45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64.035421133">
            <text:p>64.035421133</text:p>
          </table:table-cell>
          <table:table-cell table:style-name="ce3" office:value-type="float" office:value="69.9924638271">
            <text:p>69.9924638271</text:p>
          </table:table-cell>
          <table:table-cell table:style-name="ce3" office:value-type="float" office:value="69.6373801231">
            <text:p>69.6373801231</text:p>
          </table:table-cell>
          <table:table-cell table:style-name="ce3" office:value-type="float" office:value="67.1101610661">
            <text:p>67.1101610661</text:p>
          </table:table-cell>
          <table:table-cell table:style-name="ce3" office:value-type="float" office:value="101.27013588">
            <text:p>101.27013588</text:p>
          </table:table-cell>
          <table:table-cell table:style-name="ce4" table:formula="of:=((SUM([.D71:.H71])-MIN([.D71:.H71]))-MAX([.D71:.H71]))/3" office:value-type="float" office:value="68.9133350054333">
            <text:p>68.91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94.0171329975">
            <text:p>94.0171329975</text:p>
          </table:table-cell>
          <table:table-cell table:style-name="ce3" office:value-type="float" office:value="66.9171960354">
            <text:p>66.9171960354</text:p>
          </table:table-cell>
          <table:table-cell table:style-name="ce3" office:value-type="float" office:value="68.9465520382">
            <text:p>68.9465520382</text:p>
          </table:table-cell>
          <table:table-cell table:style-name="ce3" office:value-type="float" office:value="71.7722640038">
            <text:p>71.7722640038</text:p>
          </table:table-cell>
          <table:table-cell table:style-name="ce3" office:value-type="float" office:value="62.3569369316">
            <text:p>62.3569369316</text:p>
          </table:table-cell>
          <table:table-cell table:style-name="ce4" table:formula="of:=((SUM([.D72:.H72])-MIN([.D72:.H72]))-MAX([.D72:.H72]))/3" office:value-type="float" office:value="69.2120040258">
            <text:p>69.21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67.2677841187">
            <text:p>67.2677841187</text:p>
          </table:table-cell>
          <table:table-cell table:style-name="ce3" office:value-type="float" office:value="63.1639001369">
            <text:p>63.1639001369</text:p>
          </table:table-cell>
          <table:table-cell table:style-name="ce3" office:value-type="float" office:value="68.1823480129">
            <text:p>68.1823480129</text:p>
          </table:table-cell>
          <table:table-cell table:style-name="ce3" office:value-type="float" office:value="62.0155229568">
            <text:p>62.0155229568</text:p>
          </table:table-cell>
          <table:table-cell table:style-name="ce3" office:value-type="float" office:value="75.2023019791">
            <text:p>75.2023019791</text:p>
          </table:table-cell>
          <table:table-cell table:style-name="ce4" table:formula="of:=((SUM([.D73:.H73])-MIN([.D73:.H73]))-MAX([.D73:.H73]))/3" office:value-type="float" office:value="66.2046774228333">
            <text:p>66.2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103.253098011">
            <text:p>103.253098011</text:p>
          </table:table-cell>
          <table:table-cell table:style-name="ce3" office:value-type="float" office:value="84.9151260853">
            <text:p>84.9151260853</text:p>
          </table:table-cell>
          <table:table-cell table:style-name="ce3" office:value-type="float" office:value="90.5242528915">
            <text:p>90.5242528915</text:p>
          </table:table-cell>
          <table:table-cell table:style-name="ce3" office:value-type="float" office:value="79.2488379478">
            <text:p>79.2488379478</text:p>
          </table:table-cell>
          <table:table-cell table:style-name="ce3" office:value-type="float" office:value="63.1593351364">
            <text:p>63.1593351364</text:p>
          </table:table-cell>
          <table:table-cell table:style-name="ce4" table:formula="of:=((SUM([.D74:.H74])-MIN([.D74:.H74]))-MAX([.D74:.H74]))/3" office:value-type="float" office:value="84.8960723082">
            <text:p>84.9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82.0904710293">
            <text:p>82.0904710293</text:p>
          </table:table-cell>
          <table:table-cell table:style-name="ce3" office:value-type="float" office:value="101.047990799">
            <text:p>101.047990799</text:p>
          </table:table-cell>
          <table:table-cell table:style-name="ce3" office:value-type="float" office:value="88.2863349915">
            <text:p>88.2863349915</text:p>
          </table:table-cell>
          <table:table-cell table:style-name="ce3" office:value-type="float" office:value="63.6838040352">
            <text:p>63.6838040352</text:p>
          </table:table-cell>
          <table:table-cell table:style-name="ce3" office:value-type="float" office:value="73.2233321667">
            <text:p>73.2233321667</text:p>
          </table:table-cell>
          <table:table-cell table:style-name="ce4" table:formula="of:=((SUM([.D75:.H75])-MIN([.D75:.H75]))-MAX([.D75:.H75]))/3" office:value-type="float" office:value="81.2000460625">
            <text:p>81.2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69.5546050072">
            <text:p>69.5546050072</text:p>
          </table:table-cell>
          <table:table-cell table:style-name="ce3" office:value-type="float" office:value="69.4743800163">
            <text:p>69.4743800163</text:p>
          </table:table-cell>
          <table:table-cell table:style-name="ce3" office:value-type="float" office:value="64.0121099949">
            <text:p>64.0121099949</text:p>
          </table:table-cell>
          <table:table-cell table:style-name="ce3" office:value-type="float" office:value="68.1126570702">
            <text:p>68.1126570702</text:p>
          </table:table-cell>
          <table:table-cell table:style-name="ce3" office:value-type="float" office:value="71.2090308666">
            <text:p>71.2090308666</text:p>
          </table:table-cell>
          <table:table-cell table:style-name="ce4" table:formula="of:=((SUM([.D76:.H76])-MIN([.D76:.H76]))-MAX([.D76:.H76]))/3" office:value-type="float" office:value="69.0472140312333">
            <text:p>69.05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64.2460870743">
            <text:p>64.2460870743</text:p>
          </table:table-cell>
          <table:table-cell table:style-name="ce3" office:value-type="float" office:value="71.5035698414">
            <text:p>71.5035698414</text:p>
          </table:table-cell>
          <table:table-cell table:style-name="ce3" office:value-type="float" office:value="64.0742280483">
            <text:p>64.0742280483</text:p>
          </table:table-cell>
          <table:table-cell table:style-name="ce3" office:value-type="float" office:value="69.5342011452">
            <text:p>69.5342011452</text:p>
          </table:table-cell>
          <table:table-cell table:style-name="ce3" office:value-type="float" office:value="63.4335441589">
            <text:p>63.4335441589</text:p>
          </table:table-cell>
          <table:table-cell table:style-name="ce4" table:formula="of:=((SUM([.D77:.H77])-MIN([.D77:.H77]))-MAX([.D77:.H77]))/3" office:value-type="float" office:value="65.9515054226">
            <text:p>65.95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71.0008459091">
            <text:p>71.0008459091</text:p>
          </table:table-cell>
          <table:table-cell table:style-name="ce3" office:value-type="float" office:value="69.1674129963">
            <text:p>69.1674129963</text:p>
          </table:table-cell>
          <table:table-cell table:style-name="ce3" office:value-type="float" office:value="64.3957448006">
            <text:p>64.3957448006</text:p>
          </table:table-cell>
          <table:table-cell table:style-name="ce3" office:value-type="float" office:value="71.778414011">
            <text:p>71.778414011</text:p>
          </table:table-cell>
          <table:table-cell table:style-name="ce3" office:value-type="float" office:value="65.3725879192">
            <text:p>65.3725879192</text:p>
          </table:table-cell>
          <table:table-cell table:style-name="ce4" table:formula="of:=((SUM([.D78:.H78])-MIN([.D78:.H78]))-MAX([.D78:.H78]))/3" office:value-type="float" office:value="68.5136156082">
            <text:p>68.51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70.7049148083">
            <text:p>70.7049148083</text:p>
          </table:table-cell>
          <table:table-cell table:style-name="ce3" office:value-type="float" office:value="64.4172711372">
            <text:p>64.4172711372</text:p>
          </table:table-cell>
          <table:table-cell table:style-name="ce3" office:value-type="float" office:value="73.2357690334">
            <text:p>73.2357690334</text:p>
          </table:table-cell>
          <table:table-cell table:style-name="ce3" office:value-type="float" office:value="71.5169491768">
            <text:p>71.5169491768</text:p>
          </table:table-cell>
          <table:table-cell table:style-name="ce3" office:value-type="float" office:value="64.0051820278">
            <text:p>64.0051820278</text:p>
          </table:table-cell>
          <table:table-cell table:style-name="ce4" table:formula="of:=((SUM([.D79:.H79])-MIN([.D79:.H79]))-MAX([.D79:.H79]))/3" office:value-type="float" office:value="68.8797117074333">
            <text:p>68.88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72.1030349731">
            <text:p>72.1030349731</text:p>
          </table:table-cell>
          <table:table-cell table:style-name="ce3" office:value-type="float" office:value="65.0030210018">
            <text:p>65.0030210018</text:p>
          </table:table-cell>
          <table:table-cell table:style-name="ce3" office:value-type="float" office:value="71.1086928844">
            <text:p>71.1086928844</text:p>
          </table:table-cell>
          <table:table-cell table:style-name="ce3" office:value-type="float" office:value="65.8985137939">
            <text:p>65.8985137939</text:p>
          </table:table-cell>
          <table:table-cell table:style-name="ce3" office:value-type="float" office:value="70.9423918724">
            <text:p>70.9423918724</text:p>
          </table:table-cell>
          <table:table-cell table:style-name="ce4" table:formula="of:=((SUM([.D80:.H80])-MIN([.D80:.H80]))-MAX([.D80:.H80]))/3" office:value-type="float" office:value="69.3165328502333">
            <text:p>69.32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81.0231170654">
            <text:p>81.0231170654</text:p>
          </table:table-cell>
          <table:table-cell table:style-name="ce3" office:value-type="float" office:value="64.5586249828">
            <text:p>64.5586249828</text:p>
          </table:table-cell>
          <table:table-cell table:style-name="ce3" office:value-type="float" office:value="73.4178719521">
            <text:p>73.4178719521</text:p>
          </table:table-cell>
          <table:table-cell table:style-name="ce3" office:value-type="float" office:value="67.7364099026">
            <text:p>67.7364099026</text:p>
          </table:table-cell>
          <table:table-cell table:style-name="ce3" office:value-type="float" office:value="75.9895579815">
            <text:p>75.9895579815</text:p>
          </table:table-cell>
          <table:table-cell table:style-name="ce4" table:formula="of:=((SUM([.D81:.H81])-MIN([.D81:.H81]))-MAX([.D81:.H81]))/3" office:value-type="float" office:value="72.3812799454">
            <text:p>72.38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hreads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72.9266769886">
            <text:p>72.9266769886</text:p>
          </table:table-cell>
          <table:table-cell table:style-name="ce3" office:value-type="float" office:value="73.3821620941">
            <text:p>73.3821620941</text:p>
          </table:table-cell>
          <table:table-cell table:style-name="ce3" office:value-type="float" office:value="70.8682022095">
            <text:p>70.8682022095</text:p>
          </table:table-cell>
          <table:table-cell table:style-name="ce3" office:value-type="float" office:value="65.3348090649">
            <text:p>65.3348090649</text:p>
          </table:table-cell>
          <table:table-cell table:style-name="ce3" office:value-type="float" office:value="74.3998720646">
            <text:p>74.3998720646</text:p>
          </table:table-cell>
          <table:table-cell table:style-name="ce4" table:formula="of:=((SUM([.D82:.H82])-MIN([.D82:.H82]))-MAX([.D82:.H82]))/3" office:value-type="float" office:value="72.3923470974">
            <text:p>72.39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2">
          <table:table-cell table:style-name="ce2" office:value-type="string">
            <text:p>MP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40.863468885">
            <text:p>640.863468885</text:p>
          </table:table-cell>
          <table:table-cell table:style-name="ce3" office:value-type="float" office:value="650.372910976">
            <text:p>650.372910976</text:p>
          </table:table-cell>
          <table:table-cell table:style-name="ce3" office:value-type="float" office:value="592.790019989">
            <text:p>592.790019989</text:p>
          </table:table-cell>
          <table:table-cell table:style-name="ce3" office:value-type="float" office:value="641.137032986">
            <text:p>641.137032986</text:p>
          </table:table-cell>
          <table:table-cell table:style-name="ce3" office:value-type="float" office:value="650.929524899">
            <text:p>650.929524899</text:p>
          </table:table-cell>
          <table:table-cell table:style-name="ce4" table:formula="of:=((SUM([.D84:.H84])-MIN([.D84:.H84]))-MAX([.D84:.H84]))/3" office:value-type="float" office:value="644.124470949">
            <text:p>644.1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P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26.038165092">
            <text:p>326.038165092</text:p>
          </table:table-cell>
          <table:table-cell table:style-name="ce3" office:value-type="float" office:value="320.600824118">
            <text:p>320.600824118</text:p>
          </table:table-cell>
          <table:table-cell table:style-name="ce3" office:value-type="float" office:value="330.424409151">
            <text:p>330.424409151</text:p>
          </table:table-cell>
          <table:table-cell table:style-name="ce3" office:value-type="float" office:value="320.516330957">
            <text:p>320.516330957</text:p>
          </table:table-cell>
          <table:table-cell table:style-name="ce3" office:value-type="float" office:value="340.097887993">
            <text:p>340.097887993</text:p>
          </table:table-cell>
          <table:table-cell table:style-name="ce4" table:formula="of:=((SUM([.D85:.H85])-MIN([.D85:.H85]))-MAX([.D85:.H85]))/3" office:value-type="float" office:value="325.687799453667">
            <text:p>325.6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P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18.115600109">
            <text:p>218.115600109</text:p>
          </table:table-cell>
          <table:table-cell table:style-name="ce3" office:value-type="float" office:value="214.041152">
            <text:p>214.041152</text:p>
          </table:table-cell>
          <table:table-cell table:style-name="ce3" office:value-type="float" office:value="217.786971092">
            <text:p>217.786971092</text:p>
          </table:table-cell>
          <table:table-cell table:style-name="ce3" office:value-type="float" office:value="224.340689898">
            <text:p>224.340689898</text:p>
          </table:table-cell>
          <table:table-cell table:style-name="ce3" office:value-type="float" office:value="224.390853882">
            <text:p>224.390853882</text:p>
          </table:table-cell>
          <table:table-cell table:style-name="ce4" table:formula="of:=((SUM([.D86:.H86])-MIN([.D86:.H86]))-MAX([.D86:.H86]))/3" office:value-type="float" office:value="220.081087033">
            <text:p>220.0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P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88.544130087">
            <text:p>188.544130087</text:p>
          </table:table-cell>
          <table:table-cell table:style-name="ce3" office:value-type="float" office:value="174.486686945">
            <text:p>174.486686945</text:p>
          </table:table-cell>
          <table:table-cell table:style-name="ce3" office:value-type="float" office:value="178.287287951">
            <text:p>178.287287951</text:p>
          </table:table-cell>
          <table:table-cell table:style-name="ce3" office:value-type="float" office:value="182.577455997">
            <text:p>182.577455997</text:p>
          </table:table-cell>
          <table:table-cell table:style-name="ce3" office:value-type="float" office:value="192.297958136">
            <text:p>192.297958136</text:p>
          </table:table-cell>
          <table:table-cell table:style-name="ce4" table:formula="of:=((SUM([.D87:.H87])-MIN([.D87:.H87]))-MAX([.D87:.H87]))/3" office:value-type="float" office:value="183.136291345">
            <text:p>183.1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P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0.57376194">
            <text:p>140.57376194</text:p>
          </table:table-cell>
          <table:table-cell table:style-name="ce3" office:value-type="float" office:value="142.445783854">
            <text:p>142.445783854</text:p>
          </table:table-cell>
          <table:table-cell table:style-name="ce3" office:value-type="float" office:value="211.462466955">
            <text:p>211.462466955</text:p>
          </table:table-cell>
          <table:table-cell table:style-name="ce3" office:value-type="float" office:value="147.999655008">
            <text:p>147.999655008</text:p>
          </table:table-cell>
          <table:table-cell table:style-name="ce3" office:value-type="float" office:value="142.497658014">
            <text:p>142.497658014</text:p>
          </table:table-cell>
          <table:table-cell table:style-name="ce4" table:formula="of:=((SUM([.D88:.H88])-MIN([.D88:.H88]))-MAX([.D88:.H88]))/3" office:value-type="float" office:value="144.314365625333">
            <text:p>144.3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P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39.956311941">
            <text:p>139.956311941</text:p>
          </table:table-cell>
          <table:table-cell table:style-name="ce3" office:value-type="float" office:value="124.34318614">
            <text:p>124.34318614</text:p>
          </table:table-cell>
          <table:table-cell table:style-name="ce3" office:value-type="float" office:value="129.900132179">
            <text:p>129.900132179</text:p>
          </table:table-cell>
          <table:table-cell table:style-name="ce3" office:value-type="float" office:value="136.503890991">
            <text:p>136.503890991</text:p>
          </table:table-cell>
          <table:table-cell table:style-name="ce3" office:value-type="float" office:value="129.248503923">
            <text:p>129.248503923</text:p>
          </table:table-cell>
          <table:table-cell table:style-name="ce4" table:formula="of:=((SUM([.D89:.H89])-MIN([.D89:.H89]))-MAX([.D89:.H89]))/3" office:value-type="float" office:value="131.884175697667">
            <text:p>131.8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P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8.776882172">
            <text:p>118.776882172</text:p>
          </table:table-cell>
          <table:table-cell table:style-name="ce3" office:value-type="float" office:value="120.857530117">
            <text:p>120.857530117</text:p>
          </table:table-cell>
          <table:table-cell table:style-name="ce3" office:value-type="float" office:value="119.862788916">
            <text:p>119.862788916</text:p>
          </table:table-cell>
          <table:table-cell table:style-name="ce3" office:value-type="float" office:value="112.321024895">
            <text:p>112.321024895</text:p>
          </table:table-cell>
          <table:table-cell table:style-name="ce3" office:value-type="float" office:value="116.488433123">
            <text:p>116.488433123</text:p>
          </table:table-cell>
          <table:table-cell table:style-name="ce4" table:formula="of:=((SUM([.D90:.H90])-MIN([.D90:.H90]))-MAX([.D90:.H90]))/3" office:value-type="float" office:value="118.376034737">
            <text:p>118.3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P_Python2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2.62733984">
            <text:p>122.62733984</text:p>
          </table:table-cell>
          <table:table-cell table:style-name="ce3" office:value-type="float" office:value="106.58190608">
            <text:p>106.58190608</text:p>
          </table:table-cell>
          <table:table-cell table:style-name="ce3" office:value-type="float" office:value="104.988842964">
            <text:p>104.988842964</text:p>
          </table:table-cell>
          <table:table-cell table:style-name="ce3" office:value-type="float" office:value="99.8998351097">
            <text:p>99.8998351097</text:p>
          </table:table-cell>
          <table:table-cell table:style-name="ce3" office:value-type="float" office:value="105.412244081">
            <text:p>105.412244081</text:p>
          </table:table-cell>
          <table:table-cell table:style-name="ce4" table:formula="of:=((SUM([.D91:.H91])-MIN([.D91:.H91]))-MAX([.D91:.H91]))/3" office:value-type="float" office:value="105.660997708333">
            <text:p>105.6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86.665091991">
            <text:p>186.665091991</text:p>
          </table:table-cell>
          <table:table-cell table:style-name="ce3" office:value-type="float" office:value="169.673199892">
            <text:p>169.673199892</text:p>
          </table:table-cell>
          <table:table-cell table:style-name="ce3" office:value-type="float" office:value="179.185784817">
            <text:p>179.185784817</text:p>
          </table:table-cell>
          <table:table-cell table:style-name="ce3" office:value-type="float" office:value="162.424757957">
            <text:p>162.424757957</text:p>
          </table:table-cell>
          <table:table-cell table:style-name="ce3" office:value-type="float" office:value="198.192458868">
            <text:p>198.192458868</text:p>
          </table:table-cell>
          <table:table-cell table:style-name="ce4" table:formula="of:=((SUM([.D93:.H93])-MIN([.D93:.H93]))-MAX([.D93:.H93]))/3" office:value-type="float" office:value="178.508025566667">
            <text:p>178.5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71.471602917">
            <text:p>171.471602917</text:p>
          </table:table-cell>
          <table:table-cell table:style-name="ce3" office:value-type="float" office:value="167.973721981">
            <text:p>167.973721981</text:p>
          </table:table-cell>
          <table:table-cell table:style-name="ce3" office:value-type="float" office:value="168.963432074">
            <text:p>168.963432074</text:p>
          </table:table-cell>
          <table:table-cell table:style-name="ce3" office:value-type="float" office:value="169.011377096">
            <text:p>169.011377096</text:p>
          </table:table-cell>
          <table:table-cell table:style-name="ce3" office:value-type="float" office:value="174.431451082">
            <text:p>174.431451082</text:p>
          </table:table-cell>
          <table:table-cell table:style-name="ce4" table:formula="of:=((SUM([.D94:.H94])-MIN([.D94:.H94]))-MAX([.D94:.H94]))/3" office:value-type="float" office:value="169.815470695667">
            <text:p>169.8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62.173686028">
            <text:p>162.173686028</text:p>
          </table:table-cell>
          <table:table-cell table:style-name="ce3" office:value-type="float" office:value="163.759487867">
            <text:p>163.759487867</text:p>
          </table:table-cell>
          <table:table-cell table:style-name="ce3" office:value-type="float" office:value="165.664016962">
            <text:p>165.664016962</text:p>
          </table:table-cell>
          <table:table-cell table:style-name="ce3" office:value-type="float" office:value="158.732352972">
            <text:p>158.732352972</text:p>
          </table:table-cell>
          <table:table-cell table:style-name="ce3" office:value-type="float" office:value="158.416389942">
            <text:p>158.416389942</text:p>
          </table:table-cell>
          <table:table-cell table:style-name="ce4" table:formula="of:=((SUM([.D95:.H95])-MIN([.D95:.H95]))-MAX([.D95:.H95]))/3" office:value-type="float" office:value="161.555175622333">
            <text:p>161.5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65.998206139">
            <text:p>165.998206139</text:p>
          </table:table-cell>
          <table:table-cell table:style-name="ce3" office:value-type="float" office:value="171.450820923">
            <text:p>171.450820923</text:p>
          </table:table-cell>
          <table:table-cell table:style-name="ce3" office:value-type="float" office:value="176.24601984">
            <text:p>176.24601984</text:p>
          </table:table-cell>
          <table:table-cell table:style-name="ce3" office:value-type="float" office:value="168.090461016">
            <text:p>168.090461016</text:p>
          </table:table-cell>
          <table:table-cell table:style-name="ce3" office:value-type="float" office:value="182.536489964">
            <text:p>182.536489964</text:p>
          </table:table-cell>
          <table:table-cell table:style-name="ce4" table:formula="of:=((SUM([.D96:.H96])-MIN([.D96:.H96]))-MAX([.D96:.H96]))/3" office:value-type="float" office:value="171.929100593">
            <text:p>171.9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7.762828112">
            <text:p>147.762828112</text:p>
          </table:table-cell>
          <table:table-cell table:style-name="ce3" office:value-type="float" office:value="136.708214045">
            <text:p>136.708214045</text:p>
          </table:table-cell>
          <table:table-cell table:style-name="ce3" office:value-type="float" office:value="135.385448933">
            <text:p>135.385448933</text:p>
          </table:table-cell>
          <table:table-cell table:style-name="ce3" office:value-type="float" office:value="134.470950842">
            <text:p>134.470950842</text:p>
          </table:table-cell>
          <table:table-cell table:style-name="ce3" office:value-type="float" office:value="148.164783955">
            <text:p>148.164783955</text:p>
          </table:table-cell>
          <table:table-cell table:style-name="ce4" table:formula="of:=((SUM([.D97:.H97])-MIN([.D97:.H97]))-MAX([.D97:.H97]))/3" office:value-type="float" office:value="139.952163696667">
            <text:p>139.9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37.284753084">
            <text:p>137.284753084</text:p>
          </table:table-cell>
          <table:table-cell table:style-name="ce3" office:value-type="float" office:value="123.566132069">
            <text:p>123.566132069</text:p>
          </table:table-cell>
          <table:table-cell table:style-name="ce3" office:value-type="float" office:value="117.587127924">
            <text:p>117.587127924</text:p>
          </table:table-cell>
          <table:table-cell table:style-name="ce3" office:value-type="float" office:value="127.447968006">
            <text:p>127.447968006</text:p>
          </table:table-cell>
          <table:table-cell table:style-name="ce3" office:value-type="float" office:value="128.497027874">
            <text:p>128.497027874</text:p>
          </table:table-cell>
          <table:table-cell table:style-name="ce4" table:formula="of:=((SUM([.D98:.H98])-MIN([.D98:.H98]))-MAX([.D98:.H98]))/3" office:value-type="float" office:value="126.503709316333">
            <text:p>126.5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3.793917894">
            <text:p>113.793917894</text:p>
          </table:table-cell>
          <table:table-cell table:style-name="ce3" office:value-type="float" office:value="111.499474049">
            <text:p>111.499474049</text:p>
          </table:table-cell>
          <table:table-cell table:style-name="ce3" office:value-type="float" office:value="112.415055037">
            <text:p>112.415055037</text:p>
          </table:table-cell>
          <table:table-cell table:style-name="ce3" office:value-type="float" office:value="104.592251062">
            <text:p>104.592251062</text:p>
          </table:table-cell>
          <table:table-cell table:style-name="ce3" office:value-type="float" office:value="187.966858149">
            <text:p>187.966858149</text:p>
          </table:table-cell>
          <table:table-cell table:style-name="ce4" table:formula="of:=((SUM([.D99:.H99])-MIN([.D99:.H99]))-MAX([.D99:.H99]))/3" office:value-type="float" office:value="112.569482326667">
            <text:p>112.5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6.2857511044">
            <text:p>96.2857511044</text:p>
          </table:table-cell>
          <table:table-cell table:style-name="ce3" office:value-type="float" office:value="98.7980070114">
            <text:p>98.7980070114</text:p>
          </table:table-cell>
          <table:table-cell table:style-name="ce3" office:value-type="float" office:value="90.9499328136">
            <text:p>90.9499328136</text:p>
          </table:table-cell>
          <table:table-cell table:style-name="ce3" office:value-type="float" office:value="112.990643978">
            <text:p>112.990643978</text:p>
          </table:table-cell>
          <table:table-cell table:style-name="ce3" office:value-type="float" office:value="103.853961945">
            <text:p>103.853961945</text:p>
          </table:table-cell>
          <table:table-cell table:style-name="ce4" table:formula="of:=((SUM([.D100:.H100])-MIN([.D100:.H100]))-MAX([.D100:.H100]))/3" office:value-type="float" office:value="99.6459066869333">
            <text:p>99.6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93.9489049911">
            <text:p>93.9489049911</text:p>
          </table:table-cell>
          <table:table-cell table:style-name="ce3" office:value-type="float" office:value="91.9245700836">
            <text:p>91.9245700836</text:p>
          </table:table-cell>
          <table:table-cell table:style-name="ce3" office:value-type="float" office:value="93.8674268723">
            <text:p>93.8674268723</text:p>
          </table:table-cell>
          <table:table-cell table:style-name="ce3" office:value-type="float" office:value="88.6337828636">
            <text:p>88.6337828636</text:p>
          </table:table-cell>
          <table:table-cell table:style-name="ce3" office:value-type="float" office:value="94.2907431126">
            <text:p>94.2907431126</text:p>
          </table:table-cell>
          <table:table-cell table:style-name="ce4" table:formula="of:=((SUM([.D101:.H101])-MIN([.D101:.H101]))-MAX([.D101:.H101]))/3" office:value-type="float" office:value="93.2469673156667">
            <text:p>93.2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8.8033788204">
            <text:p>98.8033788204</text:p>
          </table:table-cell>
          <table:table-cell table:style-name="ce3" office:value-type="float" office:value="99.9849250317">
            <text:p>99.9849250317</text:p>
          </table:table-cell>
          <table:table-cell table:style-name="ce3" office:value-type="float" office:value="86.3610329628">
            <text:p>86.3610329628</text:p>
          </table:table-cell>
          <table:table-cell table:style-name="ce3" office:value-type="float" office:value="98.9411048889">
            <text:p>98.9411048889</text:p>
          </table:table-cell>
          <table:table-cell table:style-name="ce3" office:value-type="float" office:value="112.236725092">
            <text:p>112.236725092</text:p>
          </table:table-cell>
          <table:table-cell table:style-name="ce4" table:formula="of:=((SUM([.D102:.H102])-MIN([.D102:.H102]))-MAX([.D102:.H102]))/3" office:value-type="float" office:value="99.243136247">
            <text:p>99.2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93.4249789715">
            <text:p>93.4249789715</text:p>
          </table:table-cell>
          <table:table-cell table:style-name="ce3" office:value-type="float" office:value="89.5254440308">
            <text:p>89.5254440308</text:p>
          </table:table-cell>
          <table:table-cell table:style-name="ce3" office:value-type="float" office:value="80.2694470882">
            <text:p>80.2694470882</text:p>
          </table:table-cell>
          <table:table-cell table:style-name="ce3" office:value-type="float" office:value="205.489233971">
            <text:p>205.489233971</text:p>
          </table:table-cell>
          <table:table-cell table:style-name="ce3" office:value-type="float" office:value="85.2569868565">
            <text:p>85.2569868565</text:p>
          </table:table-cell>
          <table:table-cell table:style-name="ce4" table:formula="of:=((SUM([.D103:.H103])-MIN([.D103:.H103]))-MAX([.D103:.H103]))/3" office:value-type="float" office:value="89.4024699529333">
            <text:p>89.4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79.3111031055">
            <text:p>79.3111031055</text:p>
          </table:table-cell>
          <table:table-cell table:style-name="ce3" office:value-type="float" office:value="100.423549891">
            <text:p>100.423549891</text:p>
          </table:table-cell>
          <table:table-cell table:style-name="ce3" office:value-type="float" office:value="88.9826579094">
            <text:p>88.9826579094</text:p>
          </table:table-cell>
          <table:table-cell table:style-name="ce3" office:value-type="float" office:value="91.9548950195">
            <text:p>91.9548950195</text:p>
          </table:table-cell>
          <table:table-cell table:style-name="ce3" office:value-type="float" office:value="93.9710621834">
            <text:p>93.9710621834</text:p>
          </table:table-cell>
          <table:table-cell table:style-name="ce4" table:formula="of:=((SUM([.D104:.H104])-MIN([.D104:.H104]))-MAX([.D104:.H104]))/3" office:value-type="float" office:value="91.6362050374334">
            <text:p>91.6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82.3108081818">
            <text:p>82.3108081818</text:p>
          </table:table-cell>
          <table:table-cell table:style-name="ce3" office:value-type="float" office:value="91.7706229687">
            <text:p>91.7706229687</text:p>
          </table:table-cell>
          <table:table-cell table:style-name="ce3" office:value-type="float" office:value="94.0943319798">
            <text:p>94.0943319798</text:p>
          </table:table-cell>
          <table:table-cell table:style-name="ce3" office:value-type="float" office:value="93.4272110462">
            <text:p>93.4272110462</text:p>
          </table:table-cell>
          <table:table-cell table:style-name="ce3" office:value-type="float" office:value="86.307762146">
            <text:p>86.307762146</text:p>
          </table:table-cell>
          <table:table-cell table:style-name="ce4" table:formula="of:=((SUM([.D105:.H105])-MIN([.D105:.H105]))-MAX([.D105:.H105]))/3" office:value-type="float" office:value="90.5018653869667">
            <text:p>90.5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11.909720898">
            <text:p>211.909720898</text:p>
          </table:table-cell>
          <table:table-cell table:style-name="ce3" office:value-type="float" office:value="90.0187678337">
            <text:p>90.0187678337</text:p>
          </table:table-cell>
          <table:table-cell table:style-name="ce3" office:value-type="float" office:value="94.0234148502">
            <text:p>94.0234148502</text:p>
          </table:table-cell>
          <table:table-cell table:style-name="ce3" office:value-type="float" office:value="117.991729021">
            <text:p>117.991729021</text:p>
          </table:table-cell>
          <table:table-cell table:style-name="ce3" office:value-type="float" office:value="98.1216030121">
            <text:p>98.1216030121</text:p>
          </table:table-cell>
          <table:table-cell table:style-name="ce4" table:formula="of:=((SUM([.D106:.H106])-MIN([.D106:.H106]))-MAX([.D106:.H106]))/3" office:value-type="float" office:value="103.378915627767">
            <text:p>103.3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93.0912590027">
            <text:p>93.0912590027</text:p>
          </table:table-cell>
          <table:table-cell table:style-name="ce3" office:value-type="float" office:value="92.5176010132">
            <text:p>92.5176010132</text:p>
          </table:table-cell>
          <table:table-cell table:style-name="ce3" office:value-type="float" office:value="92.9043910503">
            <text:p>92.9043910503</text:p>
          </table:table-cell>
          <table:table-cell table:style-name="ce3" office:value-type="float" office:value="99.5508768559">
            <text:p>99.5508768559</text:p>
          </table:table-cell>
          <table:table-cell table:style-name="ce3" office:value-type="float" office:value="89.2247731686">
            <text:p>89.2247731686</text:p>
          </table:table-cell>
          <table:table-cell table:style-name="ce4" table:formula="of:=((SUM([.D107:.H107])-MIN([.D107:.H107]))-MAX([.D107:.H107]))/3" office:value-type="float" office:value="92.8377503554">
            <text:p>92.8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94.7401080132">
            <text:p>94.7401080132</text:p>
          </table:table-cell>
          <table:table-cell table:style-name="ce3" office:value-type="float" office:value="89.1038780212">
            <text:p>89.1038780212</text:p>
          </table:table-cell>
          <table:table-cell table:style-name="ce3" office:value-type="float" office:value="88.6054141521">
            <text:p>88.6054141521</text:p>
          </table:table-cell>
          <table:table-cell table:style-name="ce3" office:value-type="float" office:value="78.9232509136">
            <text:p>78.9232509136</text:p>
          </table:table-cell>
          <table:table-cell table:style-name="ce3" office:value-type="float" office:value="92.9617168903">
            <text:p>92.9617168903</text:p>
          </table:table-cell>
          <table:table-cell table:style-name="ce4" table:formula="of:=((SUM([.D108:.H108])-MIN([.D108:.H108]))-MAX([.D108:.H108]))/3" office:value-type="float" office:value="90.2236696878667">
            <text:p>90.2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98.7643718719">
            <text:p>98.7643718719</text:p>
          </table:table-cell>
          <table:table-cell table:style-name="ce3" office:value-type="float" office:value="99.5652890205">
            <text:p>99.5652890205</text:p>
          </table:table-cell>
          <table:table-cell table:style-name="ce3" office:value-type="float" office:value="90.1235079765">
            <text:p>90.1235079765</text:p>
          </table:table-cell>
          <table:table-cell table:style-name="ce3" office:value-type="float" office:value="94.4639949799">
            <text:p>94.4639949799</text:p>
          </table:table-cell>
          <table:table-cell table:style-name="ce3" office:value-type="float" office:value="85.8304550648">
            <text:p>85.8304550648</text:p>
          </table:table-cell>
          <table:table-cell table:style-name="ce4" table:formula="of:=((SUM([.D109:.H109])-MIN([.D109:.H109]))-MAX([.D109:.H109]))/3" office:value-type="float" office:value="94.4506249427667">
            <text:p>94.4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89.1297619343">
            <text:p>89.1297619343</text:p>
          </table:table-cell>
          <table:table-cell table:style-name="ce3" office:value-type="float" office:value="91.5815110207">
            <text:p>91.5815110207</text:p>
          </table:table-cell>
          <table:table-cell table:style-name="ce3" office:value-type="float" office:value="111.699959993">
            <text:p>111.699959993</text:p>
          </table:table-cell>
          <table:table-cell table:style-name="ce3" office:value-type="float" office:value="87.3557651043">
            <text:p>87.3557651043</text:p>
          </table:table-cell>
          <table:table-cell table:style-name="ce3" office:value-type="float" office:value="88.7001049519">
            <text:p>88.7001049519</text:p>
          </table:table-cell>
          <table:table-cell table:style-name="ce4" table:formula="of:=((SUM([.D110:.H110])-MIN([.D110:.H110]))-MAX([.D110:.H110]))/3" office:value-type="float" office:value="89.8037926356333">
            <text:p>89.8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87.3456139565">
            <text:p>87.3456139565</text:p>
          </table:table-cell>
          <table:table-cell table:style-name="ce3" office:value-type="float" office:value="82.9473659992">
            <text:p>82.9473659992</text:p>
          </table:table-cell>
          <table:table-cell table:style-name="ce3" office:value-type="float" office:value="89.232216835">
            <text:p>89.232216835</text:p>
          </table:table-cell>
          <table:table-cell table:style-name="ce3" office:value-type="float" office:value="81.4569149017">
            <text:p>81.4569149017</text:p>
          </table:table-cell>
          <table:table-cell table:style-name="ce3" office:value-type="float" office:value="79.1509611607">
            <text:p>79.1509611607</text:p>
          </table:table-cell>
          <table:table-cell table:style-name="ce4" table:formula="of:=((SUM([.D111:.H111])-MIN([.D111:.H111]))-MAX([.D111:.H111]))/3" office:value-type="float" office:value="83.9166316191334">
            <text:p>83.9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90.3292131424">
            <text:p>90.3292131424</text:p>
          </table:table-cell>
          <table:table-cell table:style-name="ce3" office:value-type="float" office:value="85.0909368992">
            <text:p>85.0909368992</text:p>
          </table:table-cell>
          <table:table-cell table:style-name="ce3" office:value-type="float" office:value="79.4313988686">
            <text:p>79.4313988686</text:p>
          </table:table-cell>
          <table:table-cell table:style-name="ce3" office:value-type="float" office:value="86.4436128139">
            <text:p>86.4436128139</text:p>
          </table:table-cell>
          <table:table-cell table:style-name="ce3" office:value-type="float" office:value="110.6605618">
            <text:p>110.6605618</text:p>
          </table:table-cell>
          <table:table-cell table:style-name="ce4" table:formula="of:=((SUM([.D112:.H112])-MIN([.D112:.H112]))-MAX([.D112:.H112]))/3" office:value-type="float" office:value="87.2879209518333">
            <text:p>87.2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97.6224660873">
            <text:p>97.6224660873</text:p>
          </table:table-cell>
          <table:table-cell table:style-name="ce3" office:value-type="float" office:value="100.310934067">
            <text:p>100.310934067</text:p>
          </table:table-cell>
          <table:table-cell table:style-name="ce3" office:value-type="float" office:value="96.0333678722">
            <text:p>96.0333678722</text:p>
          </table:table-cell>
          <table:table-cell table:style-name="ce3" office:value-type="float" office:value="91.3535568714">
            <text:p>91.3535568714</text:p>
          </table:table-cell>
          <table:table-cell table:style-name="ce3" office:value-type="float" office:value="207.676823854">
            <text:p>207.676823854</text:p>
          </table:table-cell>
          <table:table-cell table:style-name="ce4" table:formula="of:=((SUM([.D113:.H113])-MIN([.D113:.H113]))-MAX([.D113:.H113]))/3" office:value-type="float" office:value="97.9889226755">
            <text:p>97.9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95.3909499645">
            <text:p>95.3909499645</text:p>
          </table:table-cell>
          <table:table-cell table:style-name="ce3" office:value-type="float" office:value="93.9013550282">
            <text:p>93.9013550282</text:p>
          </table:table-cell>
          <table:table-cell table:style-name="ce3" office:value-type="float" office:value="81.6436419487">
            <text:p>81.6436419487</text:p>
          </table:table-cell>
          <table:table-cell table:style-name="ce3" office:value-type="float" office:value="90.3292970657">
            <text:p>90.3292970657</text:p>
          </table:table-cell>
          <table:table-cell table:style-name="ce3" office:value-type="float" office:value="84.0336780548">
            <text:p>84.0336780548</text:p>
          </table:table-cell>
          <table:table-cell table:style-name="ce4" table:formula="of:=((SUM([.D114:.H114])-MIN([.D114:.H114]))-MAX([.D114:.H114]))/3" office:value-type="float" office:value="89.4214433829">
            <text:p>89.4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19.576698065">
            <text:p>119.576698065</text:p>
          </table:table-cell>
          <table:table-cell table:style-name="ce3" office:value-type="float" office:value="96.0071511269">
            <text:p>96.0071511269</text:p>
          </table:table-cell>
          <table:table-cell table:style-name="ce3" office:value-type="float" office:value="124.575506926">
            <text:p>124.575506926</text:p>
          </table:table-cell>
          <table:table-cell table:style-name="ce3" office:value-type="float" office:value="90.8163387775">
            <text:p>90.8163387775</text:p>
          </table:table-cell>
          <table:table-cell table:style-name="ce3" office:value-type="float" office:value="111.849957943">
            <text:p>111.849957943</text:p>
          </table:table-cell>
          <table:table-cell table:style-name="ce4" table:formula="of:=((SUM([.D115:.H115])-MIN([.D115:.H115]))-MAX([.D115:.H115]))/3" office:value-type="float" office:value="109.1446023783">
            <text:p>109.1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18.784975052">
            <text:p>118.784975052</text:p>
          </table:table-cell>
          <table:table-cell table:style-name="ce3" office:value-type="float" office:value="109.57544899">
            <text:p>109.57544899</text:p>
          </table:table-cell>
          <table:table-cell table:style-name="ce3" office:value-type="float" office:value="114.930657864">
            <text:p>114.930657864</text:p>
          </table:table-cell>
          <table:table-cell table:style-name="ce3" office:value-type="float" office:value="93.0469670296">
            <text:p>93.0469670296</text:p>
          </table:table-cell>
          <table:table-cell table:style-name="ce3" office:value-type="float" office:value="106.575621128">
            <text:p>106.575621128</text:p>
          </table:table-cell>
          <table:table-cell table:style-name="ce4" table:formula="of:=((SUM([.D116:.H116])-MIN([.D116:.H116]))-MAX([.D116:.H116]))/3" office:value-type="float" office:value="110.360575994">
            <text:p>110.3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91.5790939331">
            <text:p>91.5790939331</text:p>
          </table:table-cell>
          <table:table-cell table:style-name="ce3" office:value-type="float" office:value="82.2719619274">
            <text:p>82.2719619274</text:p>
          </table:table-cell>
          <table:table-cell table:style-name="ce3" office:value-type="float" office:value="215.823978901">
            <text:p>215.823978901</text:p>
          </table:table-cell>
          <table:table-cell table:style-name="ce3" office:value-type="float" office:value="127.694033861">
            <text:p>127.694033861</text:p>
          </table:table-cell>
          <table:table-cell table:style-name="ce3" office:value-type="float" office:value="113.306624889">
            <text:p>113.306624889</text:p>
          </table:table-cell>
          <table:table-cell table:style-name="ce4" table:formula="of:=((SUM([.D117:.H117])-MIN([.D117:.H117]))-MAX([.D117:.H117]))/3" office:value-type="float" office:value="110.859917561033">
            <text:p>110.8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85.5702359676">
            <text:p>85.5702359676</text:p>
          </table:table-cell>
          <table:table-cell table:style-name="ce3" office:value-type="float" office:value="77.7121551037">
            <text:p>77.7121551037</text:p>
          </table:table-cell>
          <table:table-cell table:style-name="ce3" office:value-type="float" office:value="79.5105421543">
            <text:p>79.5105421543</text:p>
          </table:table-cell>
          <table:table-cell table:style-name="ce3" office:value-type="float" office:value="93.8603630066">
            <text:p>93.8603630066</text:p>
          </table:table-cell>
          <table:table-cell table:style-name="ce3" office:value-type="float" office:value="100.547402859">
            <text:p>100.547402859</text:p>
          </table:table-cell>
          <table:table-cell table:style-name="ce4" table:formula="of:=((SUM([.D118:.H118])-MIN([.D118:.H118]))-MAX([.D118:.H118]))/3" office:value-type="float" office:value="86.3137137095">
            <text:p>86.3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02.620346069">
            <text:p>102.620346069</text:p>
          </table:table-cell>
          <table:table-cell table:style-name="ce3" office:value-type="float" office:value="137.651453018">
            <text:p>137.651453018</text:p>
          </table:table-cell>
          <table:table-cell table:style-name="ce3" office:value-type="float" office:value="129.548801899">
            <text:p>129.548801899</text:p>
          </table:table-cell>
          <table:table-cell table:style-name="ce3" office:value-type="float" office:value="128.824965954">
            <text:p>128.824965954</text:p>
          </table:table-cell>
          <table:table-cell table:style-name="ce3" office:value-type="float" office:value="112.563484907">
            <text:p>112.563484907</text:p>
          </table:table-cell>
          <table:table-cell table:style-name="ce4" table:formula="of:=((SUM([.D119:.H119])-MIN([.D119:.H119]))-MAX([.D119:.H119]))/3" office:value-type="float" office:value="123.64575092">
            <text:p>123.6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14.779371023">
            <text:p>114.779371023</text:p>
          </table:table-cell>
          <table:table-cell table:style-name="ce3" office:value-type="float" office:value="96.1596980095">
            <text:p>96.1596980095</text:p>
          </table:table-cell>
          <table:table-cell table:style-name="ce3" office:value-type="float" office:value="124.332003117">
            <text:p>124.332003117</text:p>
          </table:table-cell>
          <table:table-cell table:style-name="ce3" office:value-type="float" office:value="97.4165148735">
            <text:p>97.4165148735</text:p>
          </table:table-cell>
          <table:table-cell table:style-name="ce3" office:value-type="float" office:value="94.6183001995">
            <text:p>94.6183001995</text:p>
          </table:table-cell>
          <table:table-cell table:style-name="ce4" table:formula="of:=((SUM([.D120:.H120])-MIN([.D120:.H120]))-MAX([.D120:.H120]))/3" office:value-type="float" office:value="102.785194635333">
            <text:p>102.7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21.248612165">
            <text:p>121.248612165</text:p>
          </table:table-cell>
          <table:table-cell table:style-name="ce3" office:value-type="float" office:value="121.325973988">
            <text:p>121.325973988</text:p>
          </table:table-cell>
          <table:table-cell table:style-name="ce3" office:value-type="float" office:value="112.995519876">
            <text:p>112.995519876</text:p>
          </table:table-cell>
          <table:table-cell table:style-name="ce3" office:value-type="float" office:value="132.453341007">
            <text:p>132.453341007</text:p>
          </table:table-cell>
          <table:table-cell table:style-name="ce3" office:value-type="float" office:value="134.005408049">
            <text:p>134.005408049</text:p>
          </table:table-cell>
          <table:table-cell table:style-name="ce4" table:formula="of:=((SUM([.D121:.H121])-MIN([.D121:.H121]))-MAX([.D121:.H121]))/3" office:value-type="float" office:value="125.009309053333">
            <text:p>125.0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16.456079006">
            <text:p>116.456079006</text:p>
          </table:table-cell>
          <table:table-cell table:style-name="ce3" office:value-type="float" office:value="122.257097006">
            <text:p>122.257097006</text:p>
          </table:table-cell>
          <table:table-cell table:style-name="ce3" office:value-type="float" office:value="141.331435919">
            <text:p>141.331435919</text:p>
          </table:table-cell>
          <table:table-cell table:style-name="ce3" office:value-type="float" office:value="118.599024057">
            <text:p>118.599024057</text:p>
          </table:table-cell>
          <table:table-cell table:style-name="ce3" office:value-type="float" office:value="95.30539608">
            <text:p>95.30539608</text:p>
          </table:table-cell>
          <table:table-cell table:style-name="ce4" table:formula="of:=((SUM([.D122:.H122])-MIN([.D122:.H122]))-MAX([.D122:.H122]))/3" office:value-type="float" office:value="119.104066689667">
            <text:p>119.1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84.5895609856">
            <text:p>84.5895609856</text:p>
          </table:table-cell>
          <table:table-cell table:style-name="ce3" office:value-type="float" office:value="89.5874710083">
            <text:p>89.5874710083</text:p>
          </table:table-cell>
          <table:table-cell table:style-name="ce3" office:value-type="float" office:value="78.0070490837">
            <text:p>78.0070490837</text:p>
          </table:table-cell>
          <table:table-cell table:style-name="ce3" office:value-type="float" office:value="86.7406358719">
            <text:p>86.7406358719</text:p>
          </table:table-cell>
          <table:table-cell table:style-name="ce3" office:value-type="float" office:value="81.8948187828">
            <text:p>81.8948187828</text:p>
          </table:table-cell>
          <table:table-cell table:style-name="ce4" table:formula="of:=((SUM([.D123:.H123])-MIN([.D123:.H123]))-MAX([.D123:.H123]))/3" office:value-type="float" office:value="84.4083385467667">
            <text:p>84.4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72.2606461048">
            <text:p>72.2606461048</text:p>
          </table:table-cell>
          <table:table-cell table:style-name="ce3" office:value-type="float" office:value="87.0840570927">
            <text:p>87.0840570927</text:p>
          </table:table-cell>
          <table:table-cell table:style-name="ce3" office:value-type="float" office:value="86.3944869041">
            <text:p>86.3944869041</text:p>
          </table:table-cell>
          <table:table-cell table:style-name="ce3" office:value-type="float" office:value="85.0383298397">
            <text:p>85.0383298397</text:p>
          </table:table-cell>
          <table:table-cell table:style-name="ce3" office:value-type="float" office:value="71.1589670181">
            <text:p>71.1589670181</text:p>
          </table:table-cell>
          <table:table-cell table:style-name="ce4" table:formula="of:=((SUM([.D124:.H124])-MIN([.D124:.H124]))-MAX([.D124:.H124]))/3" office:value-type="float" office:value="81.2311542828667">
            <text:p>81.2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91.0866439342">
            <text:p>91.0866439342</text:p>
          </table:table-cell>
          <table:table-cell table:style-name="ce3" office:value-type="float" office:value="94.8932800293">
            <text:p>94.8932800293</text:p>
          </table:table-cell>
          <table:table-cell table:style-name="ce3" office:value-type="float" office:value="268.969869137">
            <text:p>268.969869137</text:p>
          </table:table-cell>
          <table:table-cell table:style-name="ce3" office:value-type="float" office:value="83.2108099461">
            <text:p>83.2108099461</text:p>
          </table:table-cell>
          <table:table-cell table:style-name="ce3" office:value-type="float" office:value="70.863948822">
            <text:p>70.863948822</text:p>
          </table:table-cell>
          <table:table-cell table:style-name="ce4" table:formula="of:=((SUM([.D125:.H125])-MIN([.D125:.H125]))-MAX([.D125:.H125]))/3" office:value-type="float" office:value="89.7302446365333">
            <text:p>89.7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97.3818228245">
            <text:p>97.3818228245</text:p>
          </table:table-cell>
          <table:table-cell table:style-name="ce3" office:value-type="float" office:value="77.2399690151">
            <text:p>77.2399690151</text:p>
          </table:table-cell>
          <table:table-cell table:style-name="ce3" office:value-type="float" office:value="69.2986419201">
            <text:p>69.2986419201</text:p>
          </table:table-cell>
          <table:table-cell table:style-name="ce3" office:value-type="float" office:value="130.957450151">
            <text:p>130.957450151</text:p>
          </table:table-cell>
          <table:table-cell table:style-name="ce3" office:value-type="float" office:value="214.959545135">
            <text:p>214.959545135</text:p>
          </table:table-cell>
          <table:table-cell table:style-name="ce4" table:formula="of:=((SUM([.D126:.H126])-MIN([.D126:.H126]))-MAX([.D126:.H126]))/3" office:value-type="float" office:value="101.8597473302">
            <text:p>101.8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00.958099127">
            <text:p>100.958099127</text:p>
          </table:table-cell>
          <table:table-cell table:style-name="ce3" office:value-type="float" office:value="128.067574024">
            <text:p>128.067574024</text:p>
          </table:table-cell>
          <table:table-cell table:style-name="ce3" office:value-type="float" office:value="178.003271818">
            <text:p>178.003271818</text:p>
          </table:table-cell>
          <table:table-cell table:style-name="ce3" office:value-type="float" office:value="143.131246805">
            <text:p>143.131246805</text:p>
          </table:table-cell>
          <table:table-cell table:style-name="ce3" office:value-type="float" office:value="125.812240839">
            <text:p>125.812240839</text:p>
          </table:table-cell>
          <table:table-cell table:style-name="ce4" table:formula="of:=((SUM([.D127:.H127])-MIN([.D127:.H127]))-MAX([.D127:.H127]))/3" office:value-type="float" office:value="132.337020556">
            <text:p>132.3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154.242038965">
            <text:p>154.242038965</text:p>
          </table:table-cell>
          <table:table-cell table:style-name="ce3" office:value-type="float" office:value="155.66143918">
            <text:p>155.66143918</text:p>
          </table:table-cell>
          <table:table-cell table:style-name="ce3" office:value-type="float" office:value="139.797032833">
            <text:p>139.797032833</text:p>
          </table:table-cell>
          <table:table-cell table:style-name="ce3" office:value-type="float" office:value="172.015782833">
            <text:p>172.015782833</text:p>
          </table:table-cell>
          <table:table-cell table:style-name="ce3" office:value-type="float" office:value="244.904751778">
            <text:p>244.904751778</text:p>
          </table:table-cell>
          <table:table-cell table:style-name="ce4" table:formula="of:=((SUM([.D128:.H128])-MIN([.D128:.H128]))-MAX([.D128:.H128]))/3" office:value-type="float" office:value="160.639753659333">
            <text:p>160.6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05.50436306">
            <text:p>105.50436306</text:p>
          </table:table-cell>
          <table:table-cell table:style-name="ce3" office:value-type="float" office:value="133.585254192">
            <text:p>133.585254192</text:p>
          </table:table-cell>
          <table:table-cell table:style-name="ce3" office:value-type="float" office:value="149.336574078">
            <text:p>149.336574078</text:p>
          </table:table-cell>
          <table:table-cell table:style-name="ce3" office:value-type="float" office:value="330.411510944">
            <text:p>330.411510944</text:p>
          </table:table-cell>
          <table:table-cell table:style-name="ce3" office:value-type="float" office:value="246.910815954">
            <text:p>246.910815954</text:p>
          </table:table-cell>
          <table:table-cell table:style-name="ce4" table:formula="of:=((SUM([.D129:.H129])-MIN([.D129:.H129]))-MAX([.D129:.H129]))/3" office:value-type="float" office:value="176.610881408">
            <text:p>176.6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51.667441845">
            <text:p>151.667441845</text:p>
          </table:table-cell>
          <table:table-cell table:style-name="ce3" office:value-type="float" office:value="145.063558817">
            <text:p>145.063558817</text:p>
          </table:table-cell>
          <table:table-cell table:style-name="ce3" office:value-type="float" office:value="147.421659946">
            <text:p>147.421659946</text:p>
          </table:table-cell>
          <table:table-cell table:style-name="ce3" office:value-type="float" office:value="147.611959934">
            <text:p>147.611959934</text:p>
          </table:table-cell>
          <table:table-cell table:style-name="ce3" office:value-type="float" office:value="127.313759089">
            <text:p>127.313759089</text:p>
          </table:table-cell>
          <table:table-cell table:style-name="ce4" table:formula="of:=((SUM([.D130:.H130])-MIN([.D130:.H130]))-MAX([.D130:.H130]))/3" office:value-type="float" office:value="146.699059565667">
            <text:p>146.7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17.163016081">
            <text:p>117.163016081</text:p>
          </table:table-cell>
          <table:table-cell table:style-name="ce3" office:value-type="float" office:value="161.150827885">
            <text:p>161.150827885</text:p>
          </table:table-cell>
          <table:table-cell table:style-name="ce3" office:value-type="float" office:value="133.322806835">
            <text:p>133.322806835</text:p>
          </table:table-cell>
          <table:table-cell table:style-name="ce3" office:value-type="float" office:value="138.741886854">
            <text:p>138.741886854</text:p>
          </table:table-cell>
          <table:table-cell table:style-name="ce3" office:value-type="float" office:value="176.426701069">
            <text:p>176.426701069</text:p>
          </table:table-cell>
          <table:table-cell table:style-name="ce4" table:formula="of:=((SUM([.D131:.H131])-MIN([.D131:.H131]))-MAX([.D131:.H131]))/3" office:value-type="float" office:value="144.405173858">
            <text:p>144.4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event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81.292852163">
            <text:p>181.292852163</text:p>
          </table:table-cell>
          <table:table-cell table:style-name="ce3" office:value-type="float" office:value="171.738556862">
            <text:p>171.738556862</text:p>
          </table:table-cell>
          <table:table-cell table:style-name="ce3" office:value-type="float" office:value="140.007007837">
            <text:p>140.007007837</text:p>
          </table:table-cell>
          <table:table-cell table:style-name="ce3" office:value-type="float" office:value="139.63545084">
            <text:p>139.63545084</text:p>
          </table:table-cell>
          <table:table-cell table:style-name="ce3" office:value-type="float" office:value="118.167221069">
            <text:p>118.167221069</text:p>
          </table:table-cell>
          <table:table-cell table:style-name="ce4" table:formula="of:=((SUM([.D132:.H132])-MIN([.D132:.H132]))-MAX([.D132:.H132]))/3" office:value-type="float" office:value="150.460338513">
            <text:p>150.46</text:p>
          </table:table-cell>
          <table:table-cell table:number-columns-repeated="1015"/>
        </table:table-row>
        <table:table-row table:style-name="ro1" table:number-rows-repeated="41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 Processes" table:style-name="ta1">
        <table:shapes>
          <draw:frame draw:z-index="0" draw:style-name="gr1" svg:width="12.5394in" svg:height="7.8783in" svg:x="0.4508in" svg:y="0.0417in">
            <draw:object draw:notify-on-update-of-ranges="'9 Processes'.A1:'9 Processes'.C1 '9 Processes'.A2:'9 Processes'.C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024" table:default-cell-style-name="Default"/>
        <table:table-row table:style-name="ro1">
          <table:table-cell table:style-name="ce3" office:value-type="string">
            <text:p>Threads_3</text:p>
          </table:table-cell>
          <table:table-cell table:style-name="ce3" office:value-type="string">
            <text:p>Threads_2</text:p>
          </table:table-cell>
          <table:table-cell table:style-name="ce3" office:value-type="string">
            <text:p>Gevent</text:p>
          </table:table-cell>
          <table:table-cell table:number-columns-repeated="1021"/>
        </table:table-row>
        <table:table-row table:style-name="ro1">
          <table:table-cell table:style-name="ce4" office:value-type="float" office:value="82.04">
            <text:p>82.04</text:p>
          </table:table-cell>
          <table:table-cell table:style-name="ce3" office:value-type="float" office:value="81.88">
            <text:p>81.88</text:p>
          </table:table-cell>
          <table:table-cell table:style-name="ce3" office:value-type="float" office:value="54.64">
            <text:p>54.64</text:p>
          </table:table-cell>
          <table:table-cell table:number-columns-repeated="1021"/>
        </table:table-row>
        <table:table-row table:style-name="ro3" table:number-rows-repeated="9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 </number:text>
      <number:number number:decimal-places="2" number:min-integer-digits="1" number:grouping="true"/>
      <number:text> </number:text>
    </number:number-style>
    <number:number-style style:name="N124P1" style:volatile="true">
      <number:text> $ (</number:text>
      <number:number number:decimal-places="2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 (</number:text>
      <number:number number:decimal-places="0" number:min-integer-digits="1" number:grouping="true"/>
      <number:text>)</number:text>
    </number:number-style>
    <number:number-style style:name="N134P2" style:volatile="true">
      <number:text> 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">
      <number:text> $ </number:text>
      <number:number number:decimal-places="2" number:min-integer-digits="1" number:grouping="true"/>
      <number:text> </number:text>
    </number:number-style>
    <number:number-style style:name="N122">
      <number:text> $ (</number:text>
      <number:number number:decimal-places="2" number:min-integer-digits="1" number:grouping="true"/>
      <number:text>)</number:text>
    </number:number-style>
    <number:number-style style:name="N123">
      <number:text> $ - </number:text>
    </number:number-style>
    <number:number-style style:name="N125">
      <number:text> $ </number:text>
      <number:number number:decimal-places="0" number:min-integer-digits="1" number:grouping="true"/>
      <number:text> </number:text>
    </number:number-style>
    <number:number-style style:name="N126">
      <number:text> $ (</number:text>
      <number:number number:decimal-places="0" number:min-integer-digits="1" number:grouping="true"/>
      <number:text>)</number:text>
    </number:number-style>
    <number:number-style style:name="N128">
      <number:number number:decimal-places="2" number:min-integer-digits="1" number:grouping="true"/>
      <number:text> </number:text>
    </number:number-style>
    <number:number-style style:name="N129">
      <number:text>  (</number:text>
      <number:number number:decimal-places="2" number:min-integer-digits="1" number:grouping="true"/>
      <number:text>)</number:text>
    </number:number-style>
    <number:number-style style:name="N130">
      <number:text>  - </number:text>
    </number:number-style>
    <number:number-style style:name="N132">
      <number:number number:decimal-places="0" number:min-integer-digits="1" number:grouping="true"/>
      <number:text> </number:text>
    </number:number-style>
    <number:number-style style:name="N133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5b_0_5d_" style:display-name="Currency[0]" style:family="table-cell" style:parent-style-name="Default" style:data-style-name="N127"/>
    <style:style style:name="Comma" style:family="table-cell" style:parent-style-name="Default" style:data-style-name="N131"/>
    <style:style style:name="Comma_5b_0_5d_" style:display-name="Comma[0]" style:family="table-cell" style:parent-style-name="Default" style:data-style-name="N13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3/05/2012</text:date>, <text:time>17:2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3-05T17:21:12</dc:date>
    <meta:print-date>1969-12-31T16:00:00</meta:print-date>
    <dc:creator>Robert </dc:creator>
    <meta:generator>LibreOffice/3.4$Unix LibreOffice_project/340m1$Build-402</meta:generator>
    <meta:editing-duration>PT4H55M34S</meta:editing-duration>
    <meta:editing-cycles>11</meta:editing-cycles>
    <meta:document-statistic meta:table-count="2" meta:cell-count="12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422cm" svg:height="19.828cm" xlink:href=".." xlink:type="simple" chart:class="chart:bar" chart:style-name="ch1">
        <chart:title svg:x="1.064cm" svg:y="0.646cm" chart:style-name="ch2">
          <text:p>URL Client Future Pools - 2,000 URLs</text:p>
        </chart:title>
        <chart:legend svg:x="7.893cm" svg:y="0cm" style:legend-expansion="custom" chartooo:width="24.785cm" chartooo:height="2.606cm" style:legend-expansion-aspect-ratio="9.51074443591712" chart:style-name="ch3"/>
        <chart:plot-area chart:style-name="ch4" table:cell-range-address="'Raw data'.I1:'Raw data'.L41" chart:data-source-has-labels="row" svg:x="1.073cm" svg:y="1.797cm" svg:width="31.65cm" svg:height="16.946cm">
          <chartooo:coordinate-region svg:x="2.356cm" svg:y="1.997cm" svg:width="30.367cm" svg:height="16.099cm"/>
          <chart:axis chart:dimension="x" chart:name="primary-x" chart:style-name="ch5"/>
          <chart:axis chart:dimension="y" chart:name="primary-y" chart:style-name="ch6">
            <chart:title svg:x="0cm" svg:y="10.962cm" chart:style-name="ch7">
              <text:p>Seconds</text:p>
            </chart:title>
            <chart:grid chart:style-name="ch8" chart:class="major"/>
          </chart:axis>
          <chart:series chart:style-name="ch9" chart:values-cell-range-address="'Raw data'.I2:'Raw data'.I41" chart:label-cell-address="'Raw data'.I1:'Raw data'.I1" chart:class="chart:bar">
            <chart:data-point chart:repeated="40"/>
          </chart:series>
          <chart:series chart:style-name="ch10" chart:values-cell-range-address="'Raw data'.J2:'Raw data'.J41" chart:label-cell-address="'Raw data'.J1:'Raw data'.J1" chart:class="chart:bar">
            <chart:data-point chart:repeated="40"/>
          </chart:series>
          <chart:series chart:style-name="ch11" chart:values-cell-range-address="'Raw data'.K2:'Raw data'.K41" chart:label-cell-address="'Raw data'.K1:'Raw data'.K1" chart:class="chart:bar">
            <chart:data-point chart:repeated="40"/>
          </chart:series>
          <chart:series chart:style-name="ch12" chart:values-cell-range-address="'Raw data'.L2:'Raw data'.L41" chart:label-cell-address="'Raw data'.L1:'Raw data'.L1" chart:class="chart:ba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Python 3</text:p>
                <draw:g>
                  <svg:desc>'Raw data'.I1:'Raw data'.I1</svg:desc>
                </draw:g>
              </table:table-cell>
              <table:table-cell office:value-type="string">
                <text:p>Threads Python 2</text:p>
                <draw:g>
                  <svg:desc>'Raw data'.J1:'Raw data'.J1</svg:desc>
                </draw:g>
              </table:table-cell>
              <table:table-cell office:value-type="string">
                <text:p>Multiprocessing Python 2</text:p>
                <draw:g>
                  <svg:desc>'Raw data'.K1:'Raw data'.K1</svg:desc>
                </draw:g>
              </table:table-cell>
              <table:table-cell office:value-type="string">
                <text:p>gevent</text:p>
                <draw:g>
                  <svg:desc>'Raw data'.L1:'Raw data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6.831558942795">
                <text:p>606.831558942795</text:p>
                <draw:g>
                  <svg:desc>'Raw data'.I2:'Raw data'.I41</svg:desc>
                </draw:g>
              </table:table-cell>
              <table:table-cell office:value-type="float" office:value="606.291859547297">
                <text:p>606.291859547297</text:p>
                <draw:g>
                  <svg:desc>'Raw data'.J2:'Raw data'.J41</svg:desc>
                </draw:g>
              </table:table-cell>
              <table:table-cell office:value-type="float" office:value="607.026694430245">
                <text:p>607.026694430245</text:p>
                <draw:g>
                  <svg:desc>'Raw data'.K2:'Raw data'.K41</svg:desc>
                </draw:g>
              </table:table-cell>
              <table:table-cell office:value-type="float" office:value="606.716704306779">
                <text:p>606.716704306779</text:p>
                <draw:g>
                  <svg:desc>'Raw data'.L2:'Raw data'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6.804193337758">
                <text:p>296.804193337758</text:p>
              </table:table-cell>
              <table:table-cell office:value-type="float" office:value="300.152502801683">
                <text:p>300.152502801683</text:p>
              </table:table-cell>
              <table:table-cell office:value-type="float" office:value="298.58972036397">
                <text:p>298.58972036397</text:p>
              </table:table-cell>
              <table:table-cell office:value-type="float" office:value="299.184896039374">
                <text:p>299.184896039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5.778059005737">
                <text:p>205.778059005737</text:p>
              </table:table-cell>
              <table:table-cell office:value-type="float" office:value="204.673176368077">
                <text:p>204.673176368077</text:p>
              </table:table-cell>
              <table:table-cell office:value-type="float" office:value="206.400905158784">
                <text:p>206.400905158784</text:p>
              </table:table-cell>
              <table:table-cell office:value-type="float" office:value="206.976814755687">
                <text:p>206.976814755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.162966410319">
                <text:p>150.162966410319</text:p>
              </table:table-cell>
              <table:table-cell office:value-type="float" office:value="148.856948826048">
                <text:p>148.856948826048</text:p>
              </table:table-cell>
              <table:table-cell office:value-type="float" office:value="148.829633439029">
                <text:p>148.829633439029</text:p>
              </table:table-cell>
              <table:table-cell office:value-type="float" office:value="148.385189115265">
                <text:p>148.385189115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.121125062307">
                <text:p>126.121125062307</text:p>
              </table:table-cell>
              <table:table-cell office:value-type="float" office:value="126.104527102577">
                <text:p>126.104527102577</text:p>
              </table:table-cell>
              <table:table-cell office:value-type="float" office:value="125.870711785776">
                <text:p>125.870711785776</text:p>
              </table:table-cell>
              <table:table-cell office:value-type="float" office:value="125.787240693599">
                <text:p>125.787240693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.865353345871">
                <text:p>112.865353345871</text:p>
              </table:table-cell>
              <table:table-cell office:value-type="float" office:value="113.432165463766">
                <text:p>113.432165463766</text:p>
              </table:table-cell>
              <table:table-cell office:value-type="float" office:value="113.621213621564">
                <text:p>113.621213621564</text:p>
              </table:table-cell>
              <table:table-cell office:value-type="float" office:value="113.873167046794">
                <text:p>113.873167046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.262795050939">
                <text:p>101.262795050939</text:p>
              </table:table-cell>
              <table:table-cell office:value-type="float" office:value="101.135980394152">
                <text:p>101.135980394152</text:p>
              </table:table-cell>
              <table:table-cell office:value-type="float" office:value="101.657551482872">
                <text:p>101.657551482872</text:p>
              </table:table-cell>
              <table:table-cell office:value-type="float" office:value="101.352108975987">
                <text:p>101.352108975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.6425272623697">
                <text:p>96.6425272623697</text:p>
              </table:table-cell>
              <table:table-cell office:value-type="float" office:value="95.2096393638187">
                <text:p>95.2096393638187</text:p>
              </table:table-cell>
              <table:table-cell office:value-type="float" office:value="94.7320100643016">
                <text:p>94.7320100643016</text:p>
              </table:table-cell>
              <table:table-cell office:value-type="float" office:value="94.5458780895045">
                <text:p>94.5458780895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0371832847595">
                <text:p>82.0371832847595</text:p>
              </table:table-cell>
              <table:table-cell office:value-type="float" office:value="81.8837527434031">
                <text:p>81.8837527434031</text:p>
              </table:table-cell>
              <table:table-cell office:value-type="float" office:value="NaN">
                <text:p>NaN</text:p>
              </table:table-cell>
              <table:table-cell office:value-type="float" office:value="54.6403120093875">
                <text:p>54.6403120093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.1678423881531">
                <text:p>79.1678423881531</text:p>
              </table:table-cell>
              <table:table-cell office:value-type="float" office:value="79.3186251322428">
                <text:p>79.3186251322428</text:p>
              </table:table-cell>
              <table:table-cell office:value-type="float" office:value="NaN">
                <text:p>NaN</text:p>
              </table:table-cell>
              <table:table-cell office:value-type="float" office:value="52.830455356174">
                <text:p>52.830455356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.85919825236">
                <text:p>73.85919825236</text:p>
              </table:table-cell>
              <table:table-cell office:value-type="float" office:value="74.6173913213942">
                <text:p>74.6173913213942</text:p>
              </table:table-cell>
              <table:table-cell office:value-type="float" office:value="NaN">
                <text:p>NaN</text:p>
              </table:table-cell>
              <table:table-cell office:value-type="float" office:value="48.9833973778619">
                <text:p>48.9833973778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8813433647156">
                <text:p>75.8813433647156</text:p>
              </table:table-cell>
              <table:table-cell office:value-type="float" office:value="76.2548548380534">
                <text:p>76.2548548380534</text:p>
              </table:table-cell>
              <table:table-cell office:value-type="float" office:value="NaN">
                <text:p>NaN</text:p>
              </table:table-cell>
              <table:table-cell office:value-type="float" office:value="51.3751469982995">
                <text:p>51.3751469982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1667689482371">
                <text:p>73.1667689482371</text:p>
              </table:table-cell>
              <table:table-cell office:value-type="float" office:value="72.674486928516">
                <text:p>72.674486928516</text:p>
              </table:table-cell>
              <table:table-cell office:value-type="float" office:value="NaN">
                <text:p>NaN</text:p>
              </table:table-cell>
              <table:table-cell office:value-type="float" office:value="48.6137519589177">
                <text:p>48.6137519589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.8170120716095">
                <text:p>70.8170120716095</text:p>
              </table:table-cell>
              <table:table-cell office:value-type="float" office:value="69.8868413766225">
                <text:p>69.8868413766225</text:p>
              </table:table-cell>
              <table:table-cell office:value-type="float" office:value="NaN">
                <text:p>NaN</text:p>
              </table:table-cell>
              <table:table-cell office:value-type="float" office:value="46.901284482744">
                <text:p>46.901284482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.9565948645274">
                <text:p>68.9565948645274</text:p>
              </table:table-cell>
              <table:table-cell office:value-type="float" office:value="68.5926865471734">
                <text:p>68.5926865471734</text:p>
              </table:table-cell>
              <table:table-cell office:value-type="float" office:value="NaN">
                <text:p>NaN</text:p>
              </table:table-cell>
              <table:table-cell office:value-type="float" office:value="45.8497604705669">
                <text:p>45.8497604705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.4430089791616">
                <text:p>68.4430089791616</text:p>
              </table:table-cell>
              <table:table-cell office:value-type="float" office:value="67.8553359773424">
                <text:p>67.8553359773424</text:p>
              </table:table-cell>
              <table:table-cell office:value-type="float" office:value="NaN">
                <text:p>NaN</text:p>
              </table:table-cell>
              <table:table-cell office:value-type="float" office:value="45.432781652168">
                <text:p>45.432781652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0975607236227">
                <text:p>72.0975607236227</text:p>
              </table:table-cell>
              <table:table-cell office:value-type="float" office:value="73.7340155707466">
                <text:p>73.7340155707466</text:p>
              </table:table-cell>
              <table:table-cell office:value-type="float" office:value="NaN">
                <text:p>NaN</text:p>
              </table:table-cell>
              <table:table-cell office:value-type="float" office:value="48.6105254314564">
                <text:p>48.6105254314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.9149560928345">
                <text:p>71.9149560928345</text:p>
              </table:table-cell>
              <table:table-cell office:value-type="float" office:value="73.4256900946299">
                <text:p>73.4256900946299</text:p>
              </table:table-cell>
              <table:table-cell office:value-type="float" office:value="NaN">
                <text:p>NaN</text:p>
              </table:table-cell>
              <table:table-cell office:value-type="float" office:value="48.4468820624881">
                <text:p>48.44688206248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.0341392358145">
                <text:p>71.0341392358145</text:p>
              </table:table-cell>
              <table:table-cell office:value-type="float" office:value="72.0732437239753">
                <text:p>72.0732437239753</text:p>
              </table:table-cell>
              <table:table-cell office:value-type="float" office:value="NaN">
                <text:p>NaN</text:p>
              </table:table-cell>
              <table:table-cell office:value-type="float" office:value="47.5926170614031">
                <text:p>47.5926170614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958809932073">
                <text:p>71.958809932073</text:p>
              </table:table-cell>
              <table:table-cell office:value-type="float" office:value="73.210795905855">
                <text:p>73.210795905855</text:p>
              </table:table-cell>
              <table:table-cell office:value-type="float" office:value="NaN">
                <text:p>NaN</text:p>
              </table:table-cell>
              <table:table-cell office:value-type="float" office:value="48.3898686126426">
                <text:p>48.38986861264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6367537975311">
                <text:p>70.6367537975311</text:p>
              </table:table-cell>
              <table:table-cell office:value-type="float" office:value="71.8723196983337">
                <text:p>71.8723196983337</text:p>
              </table:table-cell>
              <table:table-cell office:value-type="float" office:value="NaN">
                <text:p>NaN</text:p>
              </table:table-cell>
              <table:table-cell office:value-type="float" office:value="47.5030244986216">
                <text:p>47.5030244986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.5449236234029">
                <text:p>70.5449236234029</text:p>
              </table:table-cell>
              <table:table-cell office:value-type="float" office:value="71.7584465609656">
                <text:p>71.7584465609656</text:p>
              </table:table-cell>
              <table:table-cell office:value-type="float" office:value="NaN">
                <text:p>NaN</text:p>
              </table:table-cell>
              <table:table-cell office:value-type="float" office:value="47.4344567281229">
                <text:p>47.4344567281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.1912330786387">
                <text:p>70.1912330786387</text:p>
              </table:table-cell>
              <table:table-cell office:value-type="float" office:value="71.3423804177178">
                <text:p>71.3423804177178</text:p>
              </table:table-cell>
              <table:table-cell office:value-type="float" office:value="NaN">
                <text:p>NaN</text:p>
              </table:table-cell>
              <table:table-cell office:value-type="float" office:value="48.3975434744799">
                <text:p>48.3975434744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5563710530599">
                <text:p>72.5563710530599</text:p>
              </table:table-cell>
              <table:table-cell office:value-type="float" office:value="73.5352333651649">
                <text:p>73.5352333651649</text:p>
              </table:table-cell>
              <table:table-cell office:value-type="float" office:value="NaN">
                <text:p>NaN</text:p>
              </table:table-cell>
              <table:table-cell office:value-type="float" office:value="49.1843217567161">
                <text:p>49.18432175671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.2053633530935">
                <text:p>72.2053633530935</text:p>
              </table:table-cell>
              <table:table-cell office:value-type="float" office:value="73.9018427795834">
                <text:p>73.9018427795834</text:p>
              </table:table-cell>
              <table:table-cell office:value-type="float" office:value="NaN">
                <text:p>NaN</text:p>
              </table:table-cell>
              <table:table-cell office:value-type="float" office:value="49.8121805809162">
                <text:p>49.8121805809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0817296504974">
                <text:p>71.0817296504974</text:p>
              </table:table-cell>
              <table:table-cell office:value-type="float" office:value="72.2286218802134">
                <text:p>72.2286218802134</text:p>
              </table:table-cell>
              <table:table-cell office:value-type="float" office:value="NaN">
                <text:p>NaN</text:p>
              </table:table-cell>
              <table:table-cell office:value-type="float" office:value="48.1731616391076">
                <text:p>48.1731616391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.6606719493866">
                <text:p>68.6606719493866</text:p>
              </table:table-cell>
              <table:table-cell office:value-type="float" office:value="69.1154556274414">
                <text:p>69.1154556274414</text:p>
              </table:table-cell>
              <table:table-cell office:value-type="float" office:value="NaN">
                <text:p>NaN</text:p>
              </table:table-cell>
              <table:table-cell office:value-type="float" office:value="45.9253758589427">
                <text:p>45.92537585894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.4406400521596">
                <text:p>69.4406400521596</text:p>
              </table:table-cell>
              <table:table-cell office:value-type="float" office:value="68.9600383705563">
                <text:p>68.9600383705563</text:p>
              </table:table-cell>
              <table:table-cell office:value-type="float" office:value="NaN">
                <text:p>NaN</text:p>
              </table:table-cell>
              <table:table-cell office:value-type="float" office:value="46.1335594742386">
                <text:p>46.1335594742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.8031403223674">
                <text:p>70.8031403223674</text:p>
              </table:table-cell>
              <table:table-cell office:value-type="float" office:value="69.8522084289127">
                <text:p>69.8522084289127</text:p>
              </table:table-cell>
              <table:table-cell office:value-type="float" office:value="NaN">
                <text:p>NaN</text:p>
              </table:table-cell>
              <table:table-cell office:value-type="float" office:value="46.8851162504267">
                <text:p>46.88511625042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.8152792453766">
                <text:p>70.8152792453766</text:p>
              </table:table-cell>
              <table:table-cell office:value-type="float" office:value="69.8636746406555">
                <text:p>69.8636746406555</text:p>
              </table:table-cell>
              <table:table-cell office:value-type="float" office:value="NaN">
                <text:p>NaN</text:p>
              </table:table-cell>
              <table:table-cell office:value-type="float" office:value="46.8929846286774">
                <text:p>46.89298462867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3962267239889">
                <text:p>69.3962267239889</text:p>
              </table:table-cell>
              <table:table-cell office:value-type="float" office:value="68.6327499018775">
                <text:p>68.6327499018775</text:p>
              </table:table-cell>
              <table:table-cell office:value-type="float" office:value="NaN">
                <text:p>NaN</text:p>
              </table:table-cell>
              <table:table-cell office:value-type="float" office:value="46.0096588752888">
                <text:p>46.0096588752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.2942996025085">
                <text:p>69.2942996025085</text:p>
              </table:table-cell>
              <table:table-cell office:value-type="float" office:value="68.5125391483307">
                <text:p>68.5125391483307</text:p>
              </table:table-cell>
              <table:table-cell office:value-type="float" office:value="NaN">
                <text:p>NaN</text:p>
              </table:table-cell>
              <table:table-cell office:value-type="float" office:value="45.9356129169464">
                <text:p>45.93561291694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.7622056802114">
                <text:p>68.7622056802114</text:p>
              </table:table-cell>
              <table:table-cell office:value-type="float" office:value="68.4518819120195">
                <text:p>68.4518819120195</text:p>
              </table:table-cell>
              <table:table-cell office:value-type="float" office:value="NaN">
                <text:p>NaN</text:p>
              </table:table-cell>
              <table:table-cell office:value-type="float" office:value="45.7380291974103">
                <text:p>45.7380291974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.8833340009053">
                <text:p>71.8833340009053</text:p>
              </table:table-cell>
              <table:table-cell office:value-type="float" office:value="72.3295049932268">
                <text:p>72.3295049932268</text:p>
              </table:table-cell>
              <table:table-cell office:value-type="float" office:value="NaN">
                <text:p>NaN</text:p>
              </table:table-cell>
              <table:table-cell office:value-type="float" office:value="48.0709463313774">
                <text:p>48.07094633137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.0946346124013">
                <text:p>70.0946346124013</text:p>
              </table:table-cell>
              <table:table-cell office:value-type="float" office:value="71.2763611740536">
                <text:p>71.2763611740536</text:p>
              </table:table-cell>
              <table:table-cell office:value-type="float" office:value="NaN">
                <text:p>NaN</text:p>
              </table:table-cell>
              <table:table-cell office:value-type="float" office:value="47.1236652621516">
                <text:p>47.12366526215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.1599056720733">
                <text:p>71.1599056720733</text:p>
              </table:table-cell>
              <table:table-cell office:value-type="float" office:value="72.1008901596069">
                <text:p>72.1008901596069</text:p>
              </table:table-cell>
              <table:table-cell office:value-type="float" office:value="NaN">
                <text:p>NaN</text:p>
              </table:table-cell>
              <table:table-cell office:value-type="float" office:value="47.7535986105601">
                <text:p>47.75359861056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.4711363315583">
                <text:p>69.4711363315583</text:p>
              </table:table-cell>
              <table:table-cell office:value-type="float" office:value="71.0165150960287">
                <text:p>71.0165150960287</text:p>
              </table:table-cell>
              <table:table-cell office:value-type="float" office:value="NaN">
                <text:p>NaN</text:p>
              </table:table-cell>
              <table:table-cell office:value-type="float" office:value="47.5358510282305">
                <text:p>47.53585102823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.3952503999074">
                <text:p>71.3952503999074</text:p>
              </table:table-cell>
              <table:table-cell office:value-type="float" office:value="72.051782157686">
                <text:p>72.051782157686</text:p>
              </table:table-cell>
              <table:table-cell office:value-type="float" office:value="NaN">
                <text:p>NaN</text:p>
              </table:table-cell>
              <table:table-cell office:value-type="float" office:value="48.6032091070104">
                <text:p>48.60320910701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.9061719576518">
                <text:p>71.9061719576518</text:p>
              </table:table-cell>
              <table:table-cell office:value-type="float" office:value="73.5999789767796">
                <text:p>73.5999789767796</text:p>
              </table:table-cell>
              <table:table-cell office:value-type="float" office:value="NaN">
                <text:p>NaN</text:p>
              </table:table-cell>
              <table:table-cell office:value-type="float" office:value="49.0865156032421">
                <text:p>49.08651560324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.8367976347606">
                <text:p>72.8367976347606</text:p>
              </table:table-cell>
              <table:table-cell office:value-type="float" office:value="73.483209821913">
                <text:p>73.483209821913</text:p>
              </table:table-cell>
              <table:table-cell office:value-type="float" office:value="NaN">
                <text:p>NaN</text:p>
              </table:table-cell>
              <table:table-cell office:value-type="float" office:value="49.0293222180119">
                <text:p>49.0293222180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851cm" svg:height="20.012cm" xlink:href=".." xlink:type="simple" chart:class="chart:bar" chart:style-name="ch1">
        <chart:title svg:x="12.482cm" svg:y="0.536cm" chart:style-name="ch2">
          <text:p>Get 2,000 URLs with 9 Processes</text:p>
        </chart:title>
        <chart:legend chart:legend-position="end" svg:x="30.143cm" svg:y="9.707cm" style:legend-expansion="high" chart:style-name="ch3"/>
        <chart:plot-area chart:style-name="ch4" table:cell-range-address="'9 Processes'.A1:'9 Processes'.C2" chart:data-source-has-labels="row" svg:x="1.648cm" svg:y="2.515cm" svg:width="27.221cm" svg:height="16.116cm">
          <chartooo:coordinate-region svg:x="2.746cm" svg:y="2.715cm" svg:width="26.123cm" svg:height="15.269cm"/>
          <chart:axis chart:dimension="x" chart:name="primary-x" chart:style-name="ch5" chartooo:axis-type="auto">
            <chartooo:date-scale/>
            <chart:title svg:x="14.447cm" svg:y="19.031cm" chart:style-name="ch6">
              <text:p>Processes</text:p>
            </chart:title>
            <chart:categories table:cell-range-address="'9 Processes'.A1:'9 Processes'.C1"/>
          </chart:axis>
          <chart:axis chart:dimension="y" chart:name="primary-y" chart:style-name="ch7">
            <chart:title svg:x="0.451cm" svg:y="11.265cm" chart:style-name="ch8">
              <text:p>Seconds</text:p>
            </chart:title>
            <chart:grid chart:style-name="ch9" chart:class="major"/>
          </chart:axis>
          <chart:series chart:style-name="ch10" chart:values-cell-range-address="'9 Processes'.A2:'9 Processes'.C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_3</text:p>
                <draw:g>
                  <svg:desc>'9 Processes'.A1:'9 Processes'.C1</svg:desc>
                </draw:g>
              </table:table-cell>
              <table:table-cell office:value-type="string">
                <text:p>Threads_2</text:p>
              </table:table-cell>
              <table:table-cell office:value-type="string">
                <text:p>Geven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82.04">
                <text:p>82.04</text:p>
                <draw:g>
                  <svg:desc>'9 Processes'.A2:'9 Processes'.C2</svg:desc>
                </draw:g>
              </table:table-cell>
              <table:table-cell office:value-type="float" office:value="81.88">
                <text:p>81.88</text:p>
              </table:table-cell>
              <table:table-cell office:value-type="float" office:value="54.64">
                <text:p>54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